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 Std" svg:font-family="'Courier Std'"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adornments="Regular" style:font-pitch="variable" style:font-charset="x-symbol"/>
  </office:font-face-decls>
  <office:automatic-styles>
    <style:style style:name="Tableau1" style:family="table">
      <style:table-properties style:width="12.956cm" fo:margin-left="0.009cm" fo:margin-top="0cm" fo:margin-bottom="0cm" table:align="left" style:writing-mode="lr-tb"/>
    </style:style>
    <style:style style:name="Tableau1.A" style:family="table-column">
      <style:table-column-properties style:column-width="8.992cm"/>
    </style:style>
    <style:style style:name="Tableau1.B" style:family="table-column">
      <style:table-column-properties style:column-width="3.962cm"/>
    </style:style>
    <style:style style:name="Tableau1.1" style:family="table-row">
      <style:table-row-properties fo:keep-together="auto"/>
    </style:style>
    <style:style style:name="Tableau1.A1"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2.956cm" fo:margin-left="0.009cm" fo:margin-top="0cm" fo:margin-bottom="0cm" table:align="left" style:writing-mode="lr-tb"/>
    </style:style>
    <style:style style:name="Tableau2.A" style:family="table-column">
      <style:table-column-properties style:column-width="8.744cm"/>
    </style:style>
    <style:style style:name="Tableau2.B" style:family="table-column">
      <style:table-column-properties style:column-width="4.21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writing-mode="lr-tb"/>
    </style:style>
    <style:style style:name="Tableau3" style:family="table">
      <style:table-properties style:width="12.956cm" fo:margin-left="0.009cm" fo:margin-top="0cm" fo:margin-bottom="0cm" table:align="left" style:writing-mode="lr-tb"/>
    </style:style>
    <style:style style:name="Tableau3.A" style:family="table-column">
      <style:table-column-properties style:column-width="7.743cm"/>
    </style:style>
    <style:style style:name="Tableau3.B" style:family="table-column">
      <style:table-column-properties style:column-width="5.211cm"/>
    </style:style>
    <style:style style:name="Tableau3.1" style:family="table-row">
      <style:table-row-properties fo:keep-together="auto"/>
    </style:style>
    <style:style style:name="Tableau3.A1" style:family="table-cell">
      <style:table-cell-properties style:vertical-align="middle" fo:padding-left="0.191cm" fo:padding-right="0.191cm" fo:padding-top="0cm" fo:padding-bottom="0cm" fo:border="0.5pt solid #000000" style:writing-mode="lr-tb"/>
    </style:style>
    <style:style style:name="Tableau4" style:family="table">
      <style:table-properties style:width="12.956cm" fo:margin-left="0.009cm" fo:margin-top="0cm" fo:margin-bottom="0cm" table:align="left" style:writing-mode="lr-tb"/>
    </style:style>
    <style:style style:name="Tableau4.A" style:family="table-column">
      <style:table-column-properties style:column-width="9.241cm"/>
    </style:style>
    <style:style style:name="Tableau4.B" style:family="table-column">
      <style:table-column-properties style:column-width="3.713cm"/>
    </style:style>
    <style:style style:name="Tableau4.1" style:family="table-row">
      <style:table-row-properties fo:keep-together="auto"/>
    </style:style>
    <style:style style:name="Tableau4.A1" style:family="table-cell">
      <style:table-cell-properties style:vertical-align="middle" fo:padding-left="0.191cm" fo:padding-right="0.191cm" fo:padding-top="0cm" fo:padding-bottom="0cm" fo:border="0.5pt solid #000000" style:writing-mode="lr-tb"/>
    </style:style>
    <style:style style:name="Tableau5" style:family="table">
      <style:table-properties style:width="13.005cm" fo:margin-left="0.009cm" fo:margin-top="0cm" fo:margin-bottom="0cm" table:align="left" style:writing-mode="lr-tb"/>
    </style:style>
    <style:style style:name="Tableau5.A" style:family="table-column">
      <style:table-column-properties style:column-width="9.742cm"/>
    </style:style>
    <style:style style:name="Tableau5.B" style:family="table-column">
      <style:table-column-properties style:column-width="3.261cm"/>
    </style:style>
    <style:style style:name="Tableau5.1" style:family="table-row">
      <style:table-row-properties style:min-row-height="1.161cm" fo:keep-together="auto"/>
    </style:style>
    <style:style style:name="Tableau5.A1" style:family="table-cell">
      <style:table-cell-properties style:vertical-align="middle" fo:padding-left="0.191cm" fo:padding-right="0.191cm" fo:padding-top="0cm" fo:padding-bottom="0cm" fo:border="0.5pt solid #000000" style:writing-mode="lr-tb"/>
    </style:style>
    <style:style style:name="Tableau5.5" style:family="table-row">
      <style:table-row-properties style:min-row-height="0.566cm" fo:keep-together="auto"/>
    </style:style>
    <style:style style:name="Tableau5.7" style:family="table-row">
      <style:table-row-properties style:min-row-height="0.594cm" fo:keep-together="auto"/>
    </style:style>
    <style:style style:name="Tableau6" style:family="table">
      <style:table-properties style:width="12.963cm" fo:margin-left="0.009cm" fo:margin-top="0cm" fo:margin-bottom="0cm" table:align="left" style:writing-mode="lr-tb"/>
    </style:style>
    <style:style style:name="Tableau6.A" style:family="table-column">
      <style:table-column-properties style:column-width="7.491cm"/>
    </style:style>
    <style:style style:name="Tableau6.B" style:family="table-column">
      <style:table-column-properties style:column-width="5.47cm"/>
    </style:style>
    <style:style style:name="Tableau6.1" style:family="table-row">
      <style:table-row-properties style:min-row-height="0.801cm" fo:keep-together="auto"/>
    </style:style>
    <style:style style:name="Tableau6.A1" style:family="table-cell">
      <style:table-cell-properties style:vertical-align="middle" fo:padding-left="0.191cm" fo:padding-right="0.191cm" fo:padding-top="0cm" fo:padding-bottom="0cm" fo:border="0.5pt solid #000000" style:writing-mode="lr-tb"/>
    </style:style>
    <style:style style:name="Tableau6.B1" style:family="table-cell">
      <style:table-cell-properties fo:padding-left="0.191cm" fo:padding-right="0.191cm" fo:padding-top="0cm" fo:padding-bottom="0cm" fo:border="0.5pt solid #000000" style:writing-mode="lr-tb"/>
    </style:style>
    <style:style style:name="Tableau6.B2" style:family="table-cell">
      <style:table-cell-properties fo:padding-left="0.191cm" fo:padding-right="0.191cm" fo:padding-top="0cm" fo:padding-bottom="0cm" fo:border="0.5pt solid #000000" style:writing-mode="lr-tb"/>
    </style:style>
    <style:style style:name="Tableau6.B3" style:family="table-cell">
      <style:table-cell-properties fo:padding-left="0.191cm" fo:padding-right="0.191cm" fo:padding-top="0cm" fo:padding-bottom="0cm" fo:border="0.5pt solid #000000" style:writing-mode="lr-tb"/>
    </style:style>
    <style:style style:name="Tableau6.B4" style:family="table-cell">
      <style:table-cell-properties fo:padding-left="0.191cm" fo:padding-right="0.191cm" fo:padding-top="0cm" fo:padding-bottom="0cm" fo:border="0.5pt solid #000000" style:writing-mode="lr-tb"/>
    </style:style>
    <style:style style:name="Tableau6.B5" style:family="table-cell">
      <style:table-cell-properties fo:padding-left="0.191cm" fo:padding-right="0.191cm" fo:padding-top="0cm" fo:padding-bottom="0cm" fo:border="0.5pt solid #000000" style:writing-mode="lr-tb"/>
    </style:style>
    <style:style style:name="Tableau6.B6" style:family="table-cell">
      <style:table-cell-properties fo:padding-left="0.191cm" fo:padding-right="0.191cm" fo:padding-top="0cm" fo:padding-bottom="0cm" fo:border="0.5pt solid #000000" style:writing-mode="lr-tb"/>
    </style:style>
    <style:style style:name="Tableau6.B7" style:family="table-cell">
      <style:table-cell-properties fo:padding-left="0.191cm" fo:padding-right="0.191cm" fo:padding-top="0cm" fo:padding-bottom="0cm" fo:border="0.5pt solid #000000" style:writing-mode="lr-tb"/>
    </style:style>
    <style:style style:name="Tableau6.B8" style:family="table-cell">
      <style:table-cell-properties fo:padding-left="0.191cm" fo:padding-right="0.191cm" fo:padding-top="0cm" fo:padding-bottom="0cm" fo:border="0.5pt solid #000000" style:writing-mode="lr-tb"/>
    </style:style>
    <style:style style:name="Tableau6.B9" style:family="table-cell">
      <style:table-cell-properties fo:padding-left="0.191cm" fo:padding-right="0.191cm" fo:padding-top="0cm" fo:padding-bottom="0cm" fo:border="0.5pt solid #000000" style:writing-mode="lr-tb"/>
    </style:style>
    <style:style style:name="Tableau6.B10" style:family="table-cell">
      <style:table-cell-properties fo:padding-left="0.191cm" fo:padding-right="0.191cm" fo:padding-top="0cm" fo:padding-bottom="0cm" fo:border="0.5pt solid #000000" style:writing-mode="lr-tb"/>
    </style:style>
    <style:style style:name="Tableau6.B11" style:family="table-cell">
      <style:table-cell-properties fo:padding-left="0.191cm" fo:padding-right="0.191cm" fo:padding-top="0cm" fo:padding-bottom="0cm" fo:border="0.5pt solid #000000" style:writing-mode="lr-tb"/>
    </style:style>
    <style:style style:name="Tableau6.B12" style:family="table-cell">
      <style:table-cell-properties fo:padding-left="0.191cm" fo:padding-right="0.191cm" fo:padding-top="0cm" fo:padding-bottom="0cm" fo:border="0.5pt solid #000000" style:writing-mode="lr-tb"/>
    </style:style>
    <style:style style:name="Tableau6.B13" style:family="table-cell">
      <style:table-cell-properties fo:padding-left="0.191cm" fo:padding-right="0.191cm" fo:padding-top="0cm" fo:padding-bottom="0cm" fo:border="0.5pt solid #000000" style:writing-mode="lr-tb"/>
    </style:style>
    <style:style style:name="Tableau6.B14" style:family="table-cell">
      <style:table-cell-properties fo:padding-left="0.191cm" fo:padding-right="0.191cm" fo:padding-top="0cm" fo:padding-bottom="0cm" fo:border="0.5pt solid #000000" style:writing-mode="lr-tb"/>
    </style:style>
    <style:style style:name="Tableau6.B15" style:family="table-cell">
      <style:table-cell-properties fo:padding-left="0.191cm" fo:padding-right="0.191cm" fo:padding-top="0cm" fo:padding-bottom="0cm" fo:border="0.5pt solid #000000" style:writing-mode="lr-tb"/>
    </style:style>
    <style:style style:name="Tableau6.B16" style:family="table-cell">
      <style:table-cell-properties fo:padding-left="0.191cm" fo:padding-right="0.191cm" fo:padding-top="0cm" fo:padding-bottom="0cm" fo:border="0.5pt solid #000000" style:writing-mode="lr-tb"/>
    </style:style>
    <style:style style:name="Tableau6.B17" style:family="table-cell">
      <style:table-cell-properties fo:padding-left="0.191cm" fo:padding-right="0.191cm" fo:padding-top="0cm" fo:padding-bottom="0cm" fo:border="0.5pt solid #000000" style:writing-mode="lr-tb"/>
    </style:style>
    <style:style style:name="Tableau6.B18" style:family="table-cell">
      <style:table-cell-properties fo:padding-left="0.191cm" fo:padding-right="0.191cm" fo:padding-top="0cm" fo:padding-bottom="0cm" fo:border="0.5pt solid #000000" style:writing-mode="lr-tb"/>
    </style:style>
    <style:style style:name="Tableau7" style:family="table">
      <style:table-properties style:width="12.716cm" fo:margin-left="0.009cm" fo:margin-top="0cm" fo:margin-bottom="0cm" table:align="left" style:writing-mode="lr-tb"/>
    </style:style>
    <style:style style:name="Tableau7.A" style:family="table-column">
      <style:table-column-properties style:column-width="4.408cm"/>
    </style:style>
    <style:style style:name="Tableau7.B" style:family="table-column">
      <style:table-column-properties style:column-width="8.306cm"/>
    </style:style>
    <style:style style:name="Tableau7.1" style:family="table-row">
      <style:table-row-properties style:min-row-height="1.289cm" fo:keep-together="auto"/>
    </style:style>
    <style:style style:name="Tableau7.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leau7.A2" style:family="table-cell">
      <style:table-cell-properties style:vertical-align="middle" fo:padding-left="0.191cm" fo:padding-right="0.191cm" fo:padding-top="0cm" fo:padding-bottom="0cm" fo:border="0.5pt solid #000000" style:writing-mode="lr-tb"/>
    </style:style>
    <style:style style:name="Tableau7.B2" style:family="table-cell">
      <style:table-cell-properties style:vertical-align="middle" fo:padding-left="0.191cm" fo:padding-right="0.191cm" fo:padding-top="0cm" fo:padding-bottom="0cm" fo:border="0.5pt solid #000000" style:writing-mode="lr-tb"/>
    </style:style>
    <style:style style:name="Tableau7.A3" style:family="table-cell">
      <style:table-cell-properties style:vertical-align="middle" fo:padding-left="0.191cm" fo:padding-right="0.191cm" fo:padding-top="0cm" fo:padding-bottom="0cm" fo:border="0.5pt solid #000000" style:writing-mode="lr-tb"/>
    </style:style>
    <style:style style:name="Tableau7.B3" style:family="table-cell">
      <style:table-cell-properties style:vertical-align="middle" fo:padding-left="0.191cm" fo:padding-right="0.191cm" fo:padding-top="0cm" fo:padding-bottom="0cm" fo:border="0.5pt solid #000000" style:writing-mode="lr-tb"/>
    </style:style>
    <style:style style:name="Tableau7.A4" style:family="table-cell">
      <style:table-cell-properties style:vertical-align="middle" fo:padding-left="0.191cm" fo:padding-right="0.191cm" fo:padding-top="0cm" fo:padding-bottom="0cm" fo:border="0.5pt solid #000000" style:writing-mode="lr-tb"/>
    </style:style>
    <style:style style:name="Tableau7.B4" style:family="table-cell">
      <style:table-cell-properties style:vertical-align="middle" fo:padding-left="0.191cm" fo:padding-right="0.191cm" fo:padding-top="0cm" fo:padding-bottom="0cm" fo:border="0.5pt solid #000000" style:writing-mode="lr-tb"/>
    </style:style>
    <style:style style:name="Tableau7.A5" style:family="table-cell">
      <style:table-cell-properties style:vertical-align="middle" fo:padding-left="0.191cm" fo:padding-right="0.191cm" fo:padding-top="0cm" fo:padding-bottom="0cm" fo:border="0.5pt solid #000000" style:writing-mode="lr-tb"/>
    </style:style>
    <style:style style:name="Tableau7.B5" style:family="table-cell">
      <style:table-cell-properties style:vertical-align="middle" fo:padding-left="0.191cm" fo:padding-right="0.191cm" fo:padding-top="0cm" fo:padding-bottom="0cm" fo:border="0.5pt solid #000000" style:writing-mode="lr-tb"/>
    </style:style>
    <style:style style:name="Tableau7.A6" style:family="table-cell">
      <style:table-cell-properties style:vertical-align="middle" fo:padding-left="0.191cm" fo:padding-right="0.191cm" fo:padding-top="0cm" fo:padding-bottom="0cm" fo:border="0.5pt solid #000000" style:writing-mode="lr-tb"/>
    </style:style>
    <style:style style:name="Tableau7.B6" style:family="table-cell">
      <style:table-cell-properties style:vertical-align="middle" fo:padding-left="0.191cm" fo:padding-right="0.191cm" fo:padding-top="0cm" fo:padding-bottom="0cm" fo:border="0.5pt solid #000000" style:writing-mode="lr-tb"/>
    </style:style>
    <style:style style:name="Tableau7.A7" style:family="table-cell">
      <style:table-cell-properties style:vertical-align="middle" fo:padding-left="0.191cm" fo:padding-right="0.191cm" fo:padding-top="0cm" fo:padding-bottom="0cm" fo:border="0.5pt solid #000000" style:writing-mode="lr-tb"/>
    </style:style>
    <style:style style:name="Tableau7.B7" style:family="table-cell">
      <style:table-cell-properties style:vertical-align="middle" fo:padding-left="0.191cm" fo:padding-right="0.191cm" fo:padding-top="0cm" fo:padding-bottom="0cm" fo:border="0.5pt solid #000000" style:writing-mode="lr-tb"/>
    </style:style>
    <style:style style:name="Tableau7.A8" style:family="table-cell">
      <style:table-cell-properties style:vertical-align="middle" fo:padding-left="0.191cm" fo:padding-right="0.191cm" fo:padding-top="0cm" fo:padding-bottom="0cm" fo:border="0.5pt solid #000000" style:writing-mode="lr-tb"/>
    </style:style>
    <style:style style:name="Tableau7.B8" style:family="table-cell">
      <style:table-cell-properties style:vertical-align="middle" fo:padding-left="0.191cm" fo:padding-right="0.191cm" fo:padding-top="0cm" fo:padding-bottom="0cm" fo:border="0.5pt solid #000000" style:writing-mode="lr-tb"/>
    </style:style>
    <style:style style:name="Tableau7.A9" style:family="table-cell">
      <style:table-cell-properties style:vertical-align="middle" fo:padding-left="0.191cm" fo:padding-right="0.191cm" fo:padding-top="0cm" fo:padding-bottom="0cm" fo:border="0.5pt solid #000000" style:writing-mode="lr-tb"/>
    </style:style>
    <style:style style:name="Tableau7.B9" style:family="table-cell">
      <style:table-cell-properties style:vertical-align="middle" fo:padding-left="0.191cm" fo:padding-right="0.191cm" fo:padding-top="0cm" fo:padding-bottom="0cm" fo:border="0.5pt solid #000000" style:writing-mode="lr-tb"/>
    </style:style>
    <style:style style:name="Tableau7.A10" style:family="table-cell">
      <style:table-cell-properties style:vertical-align="middle" fo:padding-left="0.191cm" fo:padding-right="0.191cm" fo:padding-top="0cm" fo:padding-bottom="0cm" fo:border="0.5pt solid #000000" style:writing-mode="lr-tb"/>
    </style:style>
    <style:style style:name="Tableau7.B10" style:family="table-cell">
      <style:table-cell-properties style:vertical-align="middle" fo:padding-left="0.191cm" fo:padding-right="0.191cm" fo:padding-top="0cm" fo:padding-bottom="0cm" fo:border="0.5pt solid #000000" style:writing-mode="lr-tb"/>
    </style:style>
    <style:style style:name="Tableau7.A11" style:family="table-cell">
      <style:table-cell-properties style:vertical-align="middle" fo:padding-left="0.191cm" fo:padding-right="0.191cm" fo:padding-top="0cm" fo:padding-bottom="0cm" fo:border="0.5pt solid #000000" style:writing-mode="lr-tb"/>
    </style:style>
    <style:style style:name="Tableau7.B11" style:family="table-cell">
      <style:table-cell-properties style:vertical-align="middle" fo:padding-left="0.191cm" fo:padding-right="0.191cm" fo:padding-top="0cm" fo:padding-bottom="0cm" fo:border="0.5pt solid #000000" style:writing-mode="lr-tb"/>
    </style:style>
    <style:style style:name="Tableau7.A12" style:family="table-cell">
      <style:table-cell-properties style:vertical-align="middle" fo:padding-left="0.191cm" fo:padding-right="0.191cm" fo:padding-top="0cm" fo:padding-bottom="0cm" fo:border="0.5pt solid #000000" style:writing-mode="lr-tb"/>
    </style:style>
    <style:style style:name="Tableau7.B12" style:family="table-cell">
      <style:table-cell-properties style:vertical-align="middle" fo:padding-left="0.191cm" fo:padding-right="0.191cm" fo:padding-top="0cm" fo:padding-bottom="0cm" fo:border="0.5pt solid #000000" style:writing-mode="lr-tb"/>
    </style:style>
    <style:style style:name="Tableau7.A13" style:family="table-cell">
      <style:table-cell-properties style:vertical-align="middle" fo:padding-left="0.191cm" fo:padding-right="0.191cm" fo:padding-top="0cm" fo:padding-bottom="0cm" fo:border="0.5pt solid #000000" style:writing-mode="lr-tb"/>
    </style:style>
    <style:style style:name="Tableau7.B13" style:family="table-cell">
      <style:table-cell-properties style:vertical-align="middle" fo:padding-left="0.191cm" fo:padding-right="0.191cm" fo:padding-top="0cm" fo:padding-bottom="0cm" fo:border="0.5pt solid #000000" style:writing-mode="lr-tb"/>
    </style:style>
    <style:style style:name="Tableau9" style:family="table">
      <style:table-properties style:width="12.889cm" fo:margin-left="0.009cm" fo:margin-top="0cm" fo:margin-bottom="0cm" table:align="left" style:writing-mode="lr-tb"/>
    </style:style>
    <style:style style:name="Tableau9.A" style:family="table-column">
      <style:table-column-properties style:column-width="4.221cm"/>
    </style:style>
    <style:style style:name="Tableau9.B" style:family="table-column">
      <style:table-column-properties style:column-width="3.522cm"/>
    </style:style>
    <style:style style:name="Tableau9.C" style:family="table-column">
      <style:table-column-properties style:column-width="5.145cm"/>
    </style:style>
    <style:style style:name="Tableau9.1" style:family="table-row">
      <style:table-row-properties style:min-row-height="0.651cm" fo:keep-together="auto"/>
    </style:style>
    <style:style style:name="Tableau9.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leau9.B1" style:family="table-cell">
      <style:table-cell-properties style:vertical-align="middle" fo:background-color="#bfbfbf"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eau9.C1" style:family="table-cell">
      <style:table-cell-properties fo:background-color="#bfbfbf" fo:padding-left="0.191cm" fo:padding-right="0.191cm" fo:padding-top="0cm" fo:padding-bottom="0cm" fo:border="0.5pt solid #000000" style:writing-mode="lr-tb">
        <style:background-image/>
      </style:table-cell-properties>
    </style:style>
    <style:style style:name="Tableau9.A2" style:family="table-cell">
      <style:table-cell-properties style:vertical-align="middle" fo:padding-left="0.191cm" fo:padding-right="0.191cm" fo:padding-top="0cm" fo:padding-bottom="0cm" fo:border="0.5pt solid #000000" style:writing-mode="lr-tb"/>
    </style:style>
    <style:style style:name="Tableau9.B2"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2" style:family="table-cell">
      <style:table-cell-properties style:vertical-align="middle" fo:padding-left="0.191cm" fo:padding-right="0.191cm" fo:padding-top="0cm" fo:padding-bottom="0cm" fo:border="0.5pt solid #000000" style:writing-mode="lr-tb"/>
    </style:style>
    <style:style style:name="Tableau9.A3" style:family="table-cell">
      <style:table-cell-properties style:vertical-align="middle" fo:padding-left="0.191cm" fo:padding-right="0.191cm" fo:padding-top="0cm" fo:padding-bottom="0cm" fo:border="0.5pt solid #000000" style:writing-mode="lr-tb"/>
    </style:style>
    <style:style style:name="Tableau9.B3"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3" style:family="table-cell">
      <style:table-cell-properties style:vertical-align="middle" fo:padding-left="0.191cm" fo:padding-right="0.191cm" fo:padding-top="0cm" fo:padding-bottom="0cm" fo:border="0.5pt solid #000000" style:writing-mode="lr-tb"/>
    </style:style>
    <style:style style:name="Tableau9.A4" style:family="table-cell">
      <style:table-cell-properties style:vertical-align="middle" fo:padding-left="0.191cm" fo:padding-right="0.191cm" fo:padding-top="0cm" fo:padding-bottom="0cm" fo:border="0.5pt solid #000000" style:writing-mode="lr-tb"/>
    </style:style>
    <style:style style:name="Tableau9.B4"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4" style:family="table-cell">
      <style:table-cell-properties style:vertical-align="middle" fo:padding-left="0.191cm" fo:padding-right="0.191cm" fo:padding-top="0cm" fo:padding-bottom="0cm" fo:border="0.5pt solid #000000" style:writing-mode="lr-tb"/>
    </style:style>
    <style:style style:name="Tableau9.A5" style:family="table-cell">
      <style:table-cell-properties style:vertical-align="middle" fo:padding-left="0.191cm" fo:padding-right="0.191cm" fo:padding-top="0cm" fo:padding-bottom="0cm" fo:border="0.5pt solid #000000" style:writing-mode="lr-tb"/>
    </style:style>
    <style:style style:name="Tableau9.B5"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5" style:family="table-cell">
      <style:table-cell-properties style:vertical-align="middle" fo:padding-left="0.191cm" fo:padding-right="0.191cm" fo:padding-top="0cm" fo:padding-bottom="0cm" fo:border="0.5pt solid #000000" style:writing-mode="lr-tb"/>
    </style:style>
    <style:style style:name="Tableau9.A6" style:family="table-cell">
      <style:table-cell-properties style:vertical-align="middle" fo:padding-left="0.191cm" fo:padding-right="0.191cm" fo:padding-top="0cm" fo:padding-bottom="0cm" fo:border="0.5pt solid #000000" style:writing-mode="lr-tb"/>
    </style:style>
    <style:style style:name="Tableau9.B6"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6" style:family="table-cell">
      <style:table-cell-properties style:vertical-align="middle" fo:padding-left="0.191cm" fo:padding-right="0.191cm" fo:padding-top="0cm" fo:padding-bottom="0cm" fo:border="0.5pt solid #000000" style:writing-mode="lr-tb"/>
    </style:style>
    <style:style style:name="Tableau9.A7" style:family="table-cell">
      <style:table-cell-properties style:vertical-align="middle" fo:padding-left="0.191cm" fo:padding-right="0.191cm" fo:padding-top="0cm" fo:padding-bottom="0cm" fo:border="0.5pt solid #000000" style:writing-mode="lr-tb"/>
    </style:style>
    <style:style style:name="Tableau9.B7"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7" style:family="table-cell">
      <style:table-cell-properties style:vertical-align="middle" fo:padding-left="0.191cm" fo:padding-right="0.191cm" fo:padding-top="0cm" fo:padding-bottom="0cm" fo:border="0.5pt solid #000000" style:writing-mode="lr-tb"/>
    </style:style>
    <style:style style:name="Tableau9.A8" style:family="table-cell">
      <style:table-cell-properties style:vertical-align="middle" fo:padding-left="0.191cm" fo:padding-right="0.191cm" fo:padding-top="0cm" fo:padding-bottom="0cm" fo:border="0.5pt solid #000000" style:writing-mode="lr-tb"/>
    </style:style>
    <style:style style:name="Tableau9.B8"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8" style:family="table-cell">
      <style:table-cell-properties style:vertical-align="middle" fo:padding-left="0.191cm" fo:padding-right="0.191cm" fo:padding-top="0cm" fo:padding-bottom="0cm" fo:border="0.5pt solid #000000" style:writing-mode="lr-tb"/>
    </style:style>
    <style:style style:name="Tableau9.A9" style:family="table-cell">
      <style:table-cell-properties style:vertical-align="middle" fo:padding-left="0.191cm" fo:padding-right="0.191cm" fo:padding-top="0cm" fo:padding-bottom="0cm" fo:border="0.5pt solid #000000" style:writing-mode="lr-tb"/>
    </style:style>
    <style:style style:name="Tableau9.B9"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9" style:family="table-cell">
      <style:table-cell-properties style:vertical-align="middle" fo:padding-left="0.191cm" fo:padding-right="0.191cm" fo:padding-top="0cm" fo:padding-bottom="0cm" fo:border="0.5pt solid #000000" style:writing-mode="lr-tb"/>
    </style:style>
    <style:style style:name="Tableau9.A10" style:family="table-cell">
      <style:table-cell-properties style:vertical-align="middle" fo:padding-left="0.191cm" fo:padding-right="0.191cm" fo:padding-top="0cm" fo:padding-bottom="0cm" fo:border="0.5pt solid #000000" style:writing-mode="lr-tb"/>
    </style:style>
    <style:style style:name="Tableau9.B10"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0" style:family="table-cell">
      <style:table-cell-properties style:vertical-align="middle" fo:padding-left="0.191cm" fo:padding-right="0.191cm" fo:padding-top="0cm" fo:padding-bottom="0cm" fo:border="0.5pt solid #000000" style:writing-mode="lr-tb"/>
    </style:style>
    <style:style style:name="Tableau9.A11" style:family="table-cell">
      <style:table-cell-properties style:vertical-align="middle" fo:padding-left="0.191cm" fo:padding-right="0.191cm" fo:padding-top="0cm" fo:padding-bottom="0cm" fo:border="0.5pt solid #000000" style:writing-mode="lr-tb"/>
    </style:style>
    <style:style style:name="Tableau9.B11"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1" style:family="table-cell">
      <style:table-cell-properties style:vertical-align="middle" fo:padding-left="0.191cm" fo:padding-right="0.191cm" fo:padding-top="0cm" fo:padding-bottom="0cm" fo:border="0.5pt solid #000000" style:writing-mode="lr-tb"/>
    </style:style>
    <style:style style:name="Tableau9.A12" style:family="table-cell">
      <style:table-cell-properties style:vertical-align="middle" fo:padding-left="0.191cm" fo:padding-right="0.191cm" fo:padding-top="0cm" fo:padding-bottom="0cm" fo:border="0.5pt solid #000000" style:writing-mode="lr-tb"/>
    </style:style>
    <style:style style:name="Tableau9.B12"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2" style:family="table-cell">
      <style:table-cell-properties style:vertical-align="middle" fo:padding-left="0.191cm" fo:padding-right="0.191cm" fo:padding-top="0cm" fo:padding-bottom="0cm" fo:border="0.5pt solid #000000" style:writing-mode="lr-tb"/>
    </style:style>
    <style:style style:name="Tableau9.A13" style:family="table-cell">
      <style:table-cell-properties style:vertical-align="middle" fo:padding-left="0.191cm" fo:padding-right="0.191cm" fo:padding-top="0cm" fo:padding-bottom="0cm" fo:border="0.5pt solid #000000" style:writing-mode="lr-tb"/>
    </style:style>
    <style:style style:name="Tableau9.B13"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3" style:family="table-cell">
      <style:table-cell-properties style:vertical-align="middle" fo:padding-left="0.191cm" fo:padding-right="0.191cm" fo:padding-top="0cm" fo:padding-bottom="0cm" fo:border="0.5pt solid #000000" style:writing-mode="lr-tb"/>
    </style:style>
    <style:style style:name="Tableau9.A14" style:family="table-cell">
      <style:table-cell-properties style:vertical-align="middle" fo:padding-left="0.191cm" fo:padding-right="0.191cm" fo:padding-top="0cm" fo:padding-bottom="0cm" fo:border="0.5pt solid #000000" style:writing-mode="lr-tb"/>
    </style:style>
    <style:style style:name="Tableau9.B14"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4" style:family="table-cell">
      <style:table-cell-properties style:vertical-align="middle" fo:padding-left="0.191cm" fo:padding-right="0.191cm" fo:padding-top="0cm" fo:padding-bottom="0cm" fo:border="0.5pt solid #000000" style:writing-mode="lr-tb"/>
    </style:style>
    <style:style style:name="Tableau9.A15" style:family="table-cell">
      <style:table-cell-properties style:vertical-align="middle" fo:padding-left="0.191cm" fo:padding-right="0.191cm" fo:padding-top="0cm" fo:padding-bottom="0cm" fo:border="0.5pt solid #000000" style:writing-mode="lr-tb"/>
    </style:style>
    <style:style style:name="Tableau9.B15"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5" style:family="table-cell">
      <style:table-cell-properties style:vertical-align="middle" fo:padding-left="0.191cm" fo:padding-right="0.191cm" fo:padding-top="0cm" fo:padding-bottom="0cm" fo:border="0.5pt solid #000000" style:writing-mode="lr-tb"/>
    </style:style>
    <style:style style:name="Tableau9.A16" style:family="table-cell">
      <style:table-cell-properties style:vertical-align="middle" fo:padding-left="0.191cm" fo:padding-right="0.191cm" fo:padding-top="0cm" fo:padding-bottom="0cm" fo:border="0.5pt solid #000000" style:writing-mode="lr-tb"/>
    </style:style>
    <style:style style:name="Tableau9.B16"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6" style:family="table-cell">
      <style:table-cell-properties style:vertical-align="middle" fo:padding-left="0.191cm" fo:padding-right="0.191cm" fo:padding-top="0cm" fo:padding-bottom="0cm" fo:border="0.5pt solid #000000" style:writing-mode="lr-tb"/>
    </style:style>
    <style:style style:name="Tableau9.A17" style:family="table-cell">
      <style:table-cell-properties style:vertical-align="middle" fo:padding-left="0.191cm" fo:padding-right="0.191cm" fo:padding-top="0cm" fo:padding-bottom="0cm" fo:border="0.5pt solid #000000" style:writing-mode="lr-tb"/>
    </style:style>
    <style:style style:name="Tableau9.B17"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7" style:family="table-cell">
      <style:table-cell-properties style:vertical-align="middle" fo:padding-left="0.191cm" fo:padding-right="0.191cm" fo:padding-top="0cm" fo:padding-bottom="0cm" fo:border="0.5pt solid #000000" style:writing-mode="lr-tb"/>
    </style:style>
    <style:style style:name="Tableau9.A18" style:family="table-cell">
      <style:table-cell-properties style:vertical-align="middle" fo:padding-left="0.191cm" fo:padding-right="0.191cm" fo:padding-top="0cm" fo:padding-bottom="0cm" fo:border="0.5pt solid #000000" style:writing-mode="lr-tb"/>
    </style:style>
    <style:style style:name="Tableau9.B18"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8"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text-align="start" style:justify-single-word="false" fo:orphans="2" fo:widows="2"/>
      <style:text-properties fo:language="fr" fo:country="FR" style:letter-kerning="false" style:language-asian="fr" style:country-asian="FR" style:font-size-complex="11pt" style:language-complex="ar" style:country-complex="SA"/>
    </style:style>
    <style:style style:name="P2" style:family="paragraph" style:parent-style-name="Quote">
      <style:paragraph-properties fo:margin-top="0cm" fo:margin-bottom="0cm" style:contextual-spacing="false" fo:text-align="start" style:justify-single-word="false" fo:orphans="2" fo:widows="2"/>
      <style:text-properties fo:language="fr" fo:country="FR" style:letter-kerning="false" style:language-asian="fr" style:country-asian="FR" style:font-size-complex="11pt" style:language-complex="ar" style:country-complex="SA"/>
    </style:style>
    <style:style style:name="P3" style:family="paragraph" style:parent-style-name="Heading_20_1">
      <style:paragraph-properties fo:margin-top="0cm" fo:margin-bottom="0cm" style:contextual-spacing="true" fo:text-align="start" style:justify-single-word="false" fo:orphans="2" fo:widows="2"/>
      <style:text-properties fo:language="fr" fo:country="FR" style:letter-kerning="false" style:language-asian="fr" style:country-asian="FR" style:language-complex="ar" style:country-complex="SA"/>
    </style:style>
    <style:style style:name="P4" style:family="paragraph" style:parent-style-name="Heading_20_1">
      <style:paragraph-properties fo:margin-left="0cm" fo:margin-right="0cm" fo:margin-top="0cm" fo:margin-bottom="0cm" style:contextual-spacing="true"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5" style:family="paragraph" style:parent-style-name="Heading_20_1">
      <style:paragraph-properties fo:margin-top="0cm" fo:margin-bottom="0cm" style:contextual-spacing="true" fo:text-align="start" style:justify-single-word="false" fo:orphans="2" fo:widows="2"/>
      <style:text-properties fo:font-size="10pt" fo:language="fr" fo:country="FR" style:letter-kerning="false" style:font-size-asian="10pt" style:language-asian="fr" style:country-asian="FR" style:language-complex="ar" style:country-complex="SA"/>
    </style:style>
    <style:style style:name="P6" style:family="paragraph" style:parent-style-name="Heading_20_1">
      <style:paragraph-properties fo:margin-top="0cm" fo:margin-bottom="0cm" style:contextual-spacing="true" fo:text-align="start" style:justify-single-word="false" fo:orphans="2" fo:widows="2"/>
      <style:text-properties fo:language="fr" fo:country="FR" style:letter-kerning="false" style:language-asian="fr" style:country-asian="FR" style:language-complex="ar" style:country-complex="SA"/>
    </style:style>
    <style:style style:name="P7" style:family="paragraph" style:parent-style-name="Heading_20_1">
      <style:paragraph-properties fo:margin-left="0cm" fo:margin-right="0cm" fo:margin-top="0cm" fo:margin-bottom="0cm" style:contextual-spacing="true"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8" style:family="paragraph" style:parent-style-name="Heading_20_1">
      <style:paragraph-properties fo:margin-top="0cm" fo:margin-bottom="0cm" style:contextual-spacing="true" fo:text-align="start" style:justify-single-word="false" fo:orphans="2" fo:widows="2"/>
      <style:text-properties fo:font-size="10pt" fo:language="fr" fo:country="FR" style:letter-kerning="false" style:font-size-asian="10pt" style:language-asian="fr" style:country-asian="FR" style:language-complex="ar" style:country-complex="SA"/>
    </style:style>
    <style:style style:name="P9" style:family="paragraph" style:parent-style-name="Quote">
      <style:paragraph-properties fo:margin-top="0cm" fo:margin-bottom="0cm" style:contextual-spacing="false" fo:text-align="start" style:justify-single-word="false" fo:orphans="2" fo:widows="2"/>
      <style:text-properties fo:language="fr" fo:country="FR" style:letter-kerning="false" style:language-asian="fr" style:country-asian="FR" style:font-size-complex="11pt" style:language-complex="ar" style:country-complex="SA"/>
    </style:style>
    <style:style style:name="P10" style:family="paragraph" style:parent-style-name="AFaire" style:list-style-name="WWNum1"/>
    <style:style style:name="P11" style:family="paragraph" style:parent-style-name="AFaire" style:list-style-name="">
      <style:paragraph-properties fo:margin-left="1.265cm" fo:margin-right="0cm" fo:text-indent="-0.635cm" style:auto-text-indent="false"/>
    </style:style>
    <style:style style:name="P12" style:family="paragraph" style:parent-style-name="Footer">
      <style:paragraph-properties fo:text-align="end" style:justify-single-word="false"/>
    </style:style>
    <style:style style:name="P13" style:family="paragraph" style:parent-style-name="Standard">
      <style:paragraph-properties fo:margin-top="0cm" fo:margin-bottom="0cm" style:contextual-spacing="false" fo:text-align="start" style:justify-single-word="false" fo:orphans="2" fo:widows="2"/>
      <style:text-properties fo:language="fr" fo:country="FR" style:letter-kerning="false" style:language-asian="fr" style:country-asian="FR" style:font-size-complex="11pt" style:language-complex="ar" style:country-complex="SA"/>
    </style:style>
    <style:style style:name="P14" style:family="paragraph" style:parent-style-name="Standard">
      <style:paragraph-properties fo:margin-top="0cm" fo:margin-bottom="0.282cm" style:contextual-spacing="false" fo:line-height="108%"/>
    </style:style>
    <style:style style:name="P15" style:family="paragraph" style:parent-style-name="Standard" style:master-page-name="First_20_Page">
      <style:paragraph-properties style:page-number="auto"/>
    </style:style>
    <style:style style:name="P16" style:family="paragraph" style:parent-style-name="exercice" style:list-style-name="WWNum23">
      <style:paragraph-properties fo:margin-left="3cm" fo:margin-right="0.501cm" fo:text-indent="0.25cm" style:auto-text-indent="false"/>
    </style:style>
    <style:style style:name="P17" style:family="paragraph" style:parent-style-name="exercice" style:list-style-name="WWNum23">
      <style:paragraph-properties fo:margin-left="3cm" fo:margin-right="0.501cm" fo:text-indent="0.25cm" style:auto-text-indent="false" fo:break-before="column"/>
    </style:style>
    <style:style style:name="P18" style:family="paragraph" style:parent-style-name="exercice" style:list-style-name="WWNum23">
      <style:paragraph-properties fo:margin-left="3cm" fo:margin-right="0.501cm" fo:text-indent="0.25cm" style:auto-text-indent="false" fo:break-before="page"/>
    </style:style>
    <style:style style:name="P19" style:family="paragraph">
      <style:paragraph-properties fo:text-align="start"/>
    </style:style>
    <style:style style:name="P20" style:family="paragraph">
      <loext:graphic-properties draw:fill="solid" draw:fill-color="#ffffff"/>
      <style:paragraph-properties fo:text-align="start" style:writing-mode="lr-tb"/>
      <style:text-properties fo:font-size="12.5pt"/>
    </style:style>
    <style:style style:name="P21" style:family="paragraph">
      <loext:graphic-properties draw:fill="solid" draw:fill-color="#ffffff"/>
      <style:paragraph-properties fo:text-align="start"/>
      <style:text-properties fo:font-size="12.5pt"/>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fo:background-color="transparent" loext:char-shading-value="0" style:font-style-asian="normal" style:font-weight-asian="normal" style:font-style-complex="normal" style:font-weight-complex="normal"/>
    </style:style>
    <style:style style:name="T3" style:family="text">
      <style:text-properties fo:font-weight="bold" style:font-weight-asian="bold"/>
    </style:style>
    <style:style style:name="T4" style:family="text">
      <style:text-properties fo:font-size="10pt" style:font-size-asian="10pt"/>
    </style:style>
    <style:style style:name="T5" style:family="text">
      <style:text-properties fo:font-size="10pt" fo:font-weight="bold" style:font-size-asian="10pt" style:font-weight-asian="bold"/>
    </style:style>
    <style:style style:name="T6" style:family="text">
      <style:text-properties style:font-name-asian="Arial1"/>
    </style:style>
    <style:style style:name="T7" style:family="text">
      <style:text-properties officeooo:rsid="000a5d3e" style:font-name-asian="Arial1"/>
    </style:style>
    <style:style style:name="T8" style:family="text">
      <style:text-properties fo:language="en" fo:country="US"/>
    </style:style>
    <style:style style:name="T9" style:family="text">
      <style:text-properties style:text-position="super 58%" style:font-name-asian="Arial1"/>
    </style:style>
    <style:style style:name="T10" style:family="text">
      <style:text-properties style:text-position="super 58%" officeooo:rsid="000a5d3e" style:font-name-asian="Arial1"/>
    </style:style>
    <style:style style:name="T11" style:family="text"/>
    <style:style style:name="Sect1" style:family="section">
      <style:section-properties text:dont-balance-text-columns="true" style:editable="false">
        <style:columns fo:column-count="2" fo:column-gap="1.249cm">
          <style:column-sep style:width="0.002cm" style:color="#000000" style:height="100%" style:style="none"/>
          <style:column style:rel-width="32767*" fo:start-indent="0cm" fo:end-indent="0.624cm"/>
          <style:column style:rel-width="32768*" fo:start-indent="0.624cm" fo:end-indent="0cm"/>
        </style:columns>
      </style:section-properties>
    </style:style>
    <style:style style:name="gr1" style:family="graphic">
      <style:graphic-properties style:writing-mode="lr-tb"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true"/>
    </style:style>
    <style:style style:name="gr2" style:family="graphic">
      <style:graphic-properties draw:stroke="none" svg:stroke-width="0cm" draw:fill="solid" draw:fill-color="#ffffff" draw:textarea-horizontal-align="justify" draw:textarea-vertical-align="top" draw:auto-grow-height="false" draw:fit-to-size="false" style:shrink-to-fit="false" fo:min-height="29.485cm" fo:min-width="14.09cm" fo:padding-top="0.127cm" fo:padding-bottom="0.127cm" fo:padding-left="0.254cm" fo:padding-right="0.254cm" fo:wrap-option="wrap" style:writing-mode="lr-tb" style:run-through="background"/>
      <style:paragraph-properties style:writing-mode="lr-tb"/>
    </style:style>
    <style:style style:name="gr3" style:family="graphic">
      <style:graphic-properties style:writing-mode="lr-tb"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solid" draw:fill-color="#ffffff" draw:textarea-vertical-align="top" draw:auto-grow-height="false" fo:min-height="29.485cm" fo:min-width="20.519cm" fo:padding-top="0.127cm" fo:padding-bottom="0.127cm" fo:padding-left="0.254cm" fo:padding-right="0.254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5" loext:marker-style-name="HTML Definition"><text:span text:style-name="HTML_20_Definition">NOM : </text:span></text:p>
        <text:p text:style-name="Standard" loext:marker-style-name="HTML Definition"><text:span text:style-name="HTML_20_Definition"/></text:p>
        <text:h text:style-name="Heading_20_1" text:outline-level="1">Objectif :</text:h>
        <text:p text:style-name="Standard" loext:marker-style-name="T1">Cette séance doit vous permettre de découvrir fonctionnement d'une mémoire vive composée de portes logiques classiques.<text:span text:style-name="T1"/></text:p>
        <text:p text:style-name="COURS">Un assembleur permet d'écrire des programmes très facilement interprétables dans le langage du processeur. Ce langage est très basique, les instructions sont données dans le cours.</text:p>
        <text:p text:style-name="COURS">L'outil <text:a xlink:type="simple" xlink:href="http://www.peterhigginson.co.uk/AQA/" office:target-frame-name="_blank" xlink:show="new" text:style-name="Internet_20_link" text:visited-style-name="Visited_20_Internet_20_Link"><text:span text:style-name="Internet_20_link">http://www.peterhigginson.co.uk/AQA/</text:span></text:a> va nous permettre de le simuler. (Il s'agit d'une version très simplifiée d'un assembleur, normalement il y a davantage d'instructions, mais cela suffira à nos besoins).</text:p>
        <text:list xml:id="list1870752848" text:style-name="WWNum23">
          <text:list-item>
            <text:h text:style-name="P16" text:outline-level="1">Addition simple</text:h>
          </text:list-item>
        </text:list>
        <text:p text:style-name="question">Nous souhaitons écrire un programme qui additionne deux nombres placés dans les registres 1 et 2. le résultat sera calculé dans le registre 3 puis placé en position mémoire n°100</text:p>
        <text:list text:style-name="WWNum1">
          <text:list-item>
            <text:p text:style-name="P10">Complète le programme, puis entre le dans le simulateur et exécute le en cliquant sur RUN après avoir validé (SUBMIT)</text:p>
          </text:list-item>
        </text:list>
        <table:table table:name="Tableau1" table:style-name="Tableau1">
          <table:table-column table:style-name="Tableau1.A"/>
          <table:table-column table:style-name="Tableau1.B"/>
          <table:table-row table:style-name="Tableau1.1">
            <table:table-cell table:style-name="Tableau1.A1" office:value-type="string">
              <text:p text:style-name="P1">mettre 167 dans le registre R1</text:p>
            </table:table-cell>
            <table:table-cell table:style-name="Tableau1.A1" office:value-type="string">
              <text:p text:style-name="P1" loext:marker-style-name="code"><text:span text:style-name="code">MOV R1,#167</text:span></text:p>
            </table:table-cell>
          </table:table-row>
          <table:table-row table:style-name="Tableau1.1">
            <table:table-cell table:style-name="Tableau1.A1" office:value-type="string">
              <text:p text:style-name="P1">mettre 193 dans le registre R2</text:p>
            </table:table-cell>
            <table:table-cell table:style-name="Tableau1.A1" office:value-type="string">
              <text:p text:style-name="P1" loext:marker-style-name="code"><text:span text:style-name="code"/></text:p>
            </table:table-cell>
          </table:table-row>
          <table:table-row table:style-name="Tableau1.1">
            <table:table-cell table:style-name="Tableau1.A1" office:value-type="string">
              <text:p text:style-name="P1">Additionner R1 et R2, mettre le résultat dans R3</text:p>
            </table:table-cell>
            <table:table-cell table:style-name="Tableau1.A1" office:value-type="string">
              <text:p text:style-name="P1" loext:marker-style-name="code"><text:span text:style-name="code">ADD R3,R1,R2</text:span></text:p>
            </table:table-cell>
          </table:table-row>
          <table:table-row table:style-name="Tableau1.1">
            <table:table-cell table:style-name="Tableau1.A1" office:value-type="string">
              <text:p text:style-name="P1">Placer le résultat en mémoire 100</text:p>
            </table:table-cell>
            <table:table-cell table:style-name="Tableau1.A1" office:value-type="string">
              <text:p text:style-name="P1" loext:marker-style-name="code"><text:span text:style-name="code">STR R3,100</text:span></text:p>
            </table:table-cell>
          </table:table-row>
          <table:table-row table:style-name="Tableau1.1">
            <table:table-cell table:style-name="Tableau1.A1" office:value-type="string">
              <text:p text:style-name="P1">STOP</text:p>
            </table:table-cell>
            <table:table-cell table:style-name="Tableau1.A1" office:value-type="string">
              <text:p text:style-name="P1" loext:marker-style-name="code"><text:span text:style-name="code">HALT</text:span></text:p>
            </table:table-cell>
          </table:table-row>
        </table:table>
        <text:list xml:id="list35906052570631" text:continue-numbering="true" text:style-name="WWNum1">
          <text:list-item>
            <text:p text:style-name="P10">A la fin de l'exécution, vérifie que tu as bien 360 dans la mémoire 100</text:p>
          </text:list-item>
        </text:list>
        <text:p text:style-name="P11"/>
        <text:p text:style-name="COURS">Les nombres sont représentés avec # devant. C'est important et à faire chaque fois qu'on utilise un nombre dans la suite</text:p>
        <text:list xml:id="list35904860678477" text:continue-list="list1870752848" text:style-name="WWNum23">
          <text:list-item>
            <text:h text:style-name="P17" text:outline-level="1"><text:s/>Addition et soustraction</text:h>
          </text:list-item>
        </text:list>
        <text:list text:continue-list="list35906052570631" text:style-name="WWNum1">
          <text:list-item>
            <text:p text:style-name="P10">En utilisant l'instruction SUB définie dans le cours, et qui fonctionne comme ADD, modifie ton programme à partir de HALT (le supprimer) en rajoutant les instructions suivantes :</text:p>
          </text:list-item>
        </text:list>
        <table:table table:name="Tableau2" table:style-name="Tableau2">
          <table:table-column table:style-name="Tableau2.A"/>
          <table:table-column table:style-name="Tableau2.B"/>
          <table:table-row table:style-name="Tableau2.1">
            <table:table-cell table:style-name="Tableau2.A1" office:value-type="string">
              <text:p text:style-name="P1">mettre 120 dans le registre R1</text:p>
            </table:table-cell>
            <table:table-cell table:style-name="Tableau2.A1" office:value-type="string">
              <text:p text:style-name="P1" loext:marker-style-name="code"><text:span text:style-name="code"/></text:p>
            </table:table-cell>
          </table:table-row>
          <table:table-row table:style-name="Tableau2.1">
            <table:table-cell table:style-name="Tableau2.A1" office:value-type="string">
              <text:p text:style-name="P1">soustraire R1 à R3 et placer le résultat dans R3</text:p>
            </table:table-cell>
            <table:table-cell table:style-name="Tableau2.A1" office:value-type="string">
              <text:p text:style-name="P1" loext:marker-style-name="code"><text:span text:style-name="code"/></text:p>
            </table:table-cell>
          </table:table-row>
          <table:table-row table:style-name="Tableau2.1">
            <table:table-cell table:style-name="Tableau2.A1" office:value-type="string">
              <text:p text:style-name="P1">Placer le résultat en mémoire 101</text:p>
            </table:table-cell>
            <table:table-cell table:style-name="Tableau2.A1" office:value-type="string">
              <text:p text:style-name="P1" loext:marker-style-name="code"><text:span text:style-name="code"/></text:p>
            </table:table-cell>
          </table:table-row>
          <table:table-row table:style-name="Tableau2.1">
            <table:table-cell table:style-name="Tableau2.A1" office:value-type="string">
              <text:p text:style-name="P1">STOP</text:p>
            </table:table-cell>
            <table:table-cell table:style-name="Tableau2.A1" office:value-type="string">
              <text:p text:style-name="P1" loext:marker-style-name="code"><text:span text:style-name="code"/></text:p>
            </table:table-cell>
          </table:table-row>
        </table:table>
        <text:list xml:id="list35904584570543" text:continue-numbering="true" text:style-name="WWNum1">
          <text:list-item>
            <text:p text:style-name="P10">A la fin tu dois avoir 360 dans la mémoire 100 et 240 dans la mémoire 101</text:p>
          </text:list-item>
        </text:list>
        <text:list xml:id="list35904945109364" text:continue-list="list35904860678477" text:style-name="WWNum23">
          <text:list-item>
            <text:h text:style-name="P16" text:outline-level="1">Une comparaison</text:h>
          </text:list-item>
        </text:list>
        <text:p text:style-name="question">Nous souhaitons faire un programme qui à partir de 2 valeurs, contenues dans R1 et R2, calcule dans R3 la différence entre la plus grande et la plus petite. Nous allons devoir COMPARER les deux registres et agir suivant le résultat (comme pour un IF en python)</text:p>
        <text:p text:style-name="COURS">L'instruction <text:span text:style-name="T3">BGT</text:span> (<text:span text:style-name="T3">branch Greater Than</text:span>) fait un branchement à une autre adresse <text:span text:style-name="T3">si la comparaison CMP Rn,Rd produit Rn&gt;Rd</text:span></text:p>
        <text:list text:continue-list="list35904584570543" text:style-name="WWNum1">
          <text:list-item>
            <text:p text:style-name="P10">Complète le programme, puis entre le dans le simulateur et exécute le en cliquant sur RUN après avoir validé (SUBMIT)</text:p>
          </text:list-item>
        </text:list>
        <table:table table:name="Tableau3" table:style-name="Tableau3">
          <table:table-column table:style-name="Tableau3.A"/>
          <table:table-column table:style-name="Tableau3.B"/>
          <table:table-row table:style-name="Tableau3.1">
            <table:table-cell table:style-name="Tableau3.A1" office:value-type="string">
              <text:p text:style-name="P1">mettre 27 dans le registre R1</text:p>
            </table:table-cell>
            <table:table-cell table:style-name="Tableau3.A1" office:value-type="string">
              <text:p text:style-name="P1" loext:marker-style-name="code"><text:span text:style-name="code"><text:s/></text:span></text:p>
            </table:table-cell>
          </table:table-row>
          <table:table-row table:style-name="Tableau3.1">
            <table:table-cell table:style-name="Tableau3.A1" office:value-type="string">
              <text:p text:style-name="P1">mettre 36 dans le registre R2</text:p>
            </table:table-cell>
            <table:table-cell table:style-name="Tableau3.A1" office:value-type="string">
              <text:p text:style-name="P1" loext:marker-style-name="code"><text:span text:style-name="code"/></text:p>
            </table:table-cell>
          </table:table-row>
          <table:table-row table:style-name="Tableau3.1">
            <table:table-cell table:style-name="Tableau3.A1" office:value-type="string">
              <text:p text:style-name="P1">Comparer R1 à R2</text:p>
            </table:table-cell>
            <table:table-cell table:style-name="Tableau3.A1" office:value-type="string">
              <text:p text:style-name="P1" loext:marker-style-name="code"><text:span text:style-name="code">CMP R1,R2</text:span></text:p>
            </table:table-cell>
          </table:table-row>
          <table:table-row table:style-name="Tableau3.1">
            <table:table-cell table:style-name="Tableau3.A1" office:value-type="string">
              <text:p text:style-name="P1">Si R1&gt;R2 alors va au label cas2</text:p>
            </table:table-cell>
            <table:table-cell table:style-name="Tableau3.A1" office:value-type="string">
              <text:p text:style-name="P1" loext:marker-style-name="code"><text:span text:style-name="code">BGT cas2</text:span></text:p>
            </table:table-cell>
          </table:table-row>
          <table:table-row table:style-name="Tableau3.1">
            <table:table-cell table:style-name="Tableau3.A1" office:value-type="string">
              <text:p text:style-name="P1">Fait R2-R1 et place le résultat dans R3</text:p>
            </table:table-cell>
            <table:table-cell table:style-name="Tableau3.A1" office:value-type="string">
              <text:p text:style-name="P1" loext:marker-style-name="code"><text:span text:style-name="code">SUB </text:span></text:p>
            </table:table-cell>
          </table:table-row>
          <table:table-row table:style-name="Tableau3.1">
            <table:table-cell table:style-name="Tableau3.A1" office:value-type="string">
              <text:p text:style-name="P1">STOP</text:p>
            </table:table-cell>
            <table:table-cell table:style-name="Tableau3.A1" office:value-type="string">
              <text:p text:style-name="P1" loext:marker-style-name="code"><text:span text:style-name="code"/></text:p>
            </table:table-cell>
          </table:table-row>
          <table:table-row table:style-name="Tableau3.1">
            <table:table-cell table:style-name="Tableau3.A1" office:value-type="string">
              <text:p text:style-name="P1">Label cas2</text:p>
            </table:table-cell>
            <table:table-cell table:style-name="Tableau3.A1" office:value-type="string">
              <text:p text:style-name="P1" loext:marker-style-name="code"><text:span text:style-name="code">cas2:</text:span></text:p>
            </table:table-cell>
          </table:table-row>
          <table:table-row table:style-name="Tableau3.1">
            <table:table-cell table:style-name="Tableau3.A1" office:value-type="string">
              <text:p text:style-name="P1">Fait R2-R1 et place le résultat dans R3</text:p>
            </table:table-cell>
            <table:table-cell table:style-name="Tableau3.A1" office:value-type="string">
              <text:p text:style-name="P1" loext:marker-style-name="code"><text:span text:style-name="code">SUB</text:span></text:p>
            </table:table-cell>
          </table:table-row>
          <table:table-row table:style-name="Tableau3.1">
            <table:table-cell table:style-name="Tableau3.A1" office:value-type="string">
              <text:p text:style-name="P1">STOP</text:p>
            </table:table-cell>
            <table:table-cell table:style-name="Tableau3.A1" office:value-type="string">
              <text:p text:style-name="P1" loext:marker-style-name="code"><text:span text:style-name="code"/></text:p>
            </table:table-cell>
          </table:table-row>
        </table:table>
        <text:list xml:id="list35906048142909" text:continue-numbering="true" text:style-name="WWNum1">
          <text:list-item>
            <text:p text:style-name="P10"><text:soft-page-break/>Lance le programme. A la fin R3 doit contenir 9</text:p>
          </text:list-item>
          <text:list-item>
            <text:p text:style-name="P10">Echange les valeurs dans R1 et R2 au départ</text:p>
          </text:list-item>
          <text:list-item>
            <text:p text:style-name="P10">Exécute le programme. A la fin R3 doit toujours contenir 9</text:p>
          </text:list-item>
          <text:list-item>
            <text:p text:style-name="P10">Teste le programme avec d'autres valeurs dans R1 et R2. Vérifie que R3 est toujours la différence de la plus grande et de la plus petite valeur.</text:p>
          </text:list-item>
        </text:list>
        <text:p text:style-name="COURS">Le <text:span text:style-name="T3">&lt;label&gt;</text:span> permet de marquer des endroit précis du programme. L'instruction <text:span text:style-name="T3">B &lt;label&gt;</text:span> se 'branche' sur le label et continue le programme à partir de cet endroit. L'instruction <text:span text:style-name="T3">BGT</text:span> ne se branche que si la comparaison a donné "plus grand"</text:p>
        <text:list xml:id="list35904695976768" text:continue-list="list35904945109364" text:style-name="WWNum23">
          <text:list-item>
            <text:h text:style-name="P16" text:outline-level="1">Un compteur</text:h>
          </text:list-item>
        </text:list>
        <text:p text:style-name="question">Utiliser des labels va nous permettre de faire des boucles: pour cela il suffit d'utiliser par exemple un compteur, qui augmente de 1 en 1 et de le comparer au nombre à atteindre.</text:p>
        <text:list text:continue-list="list35906048142909" text:style-name="WWNum1">
          <text:list-item>
            <text:p text:style-name="P10">Complète le programme, puis entre le dans le simulateur et exécute le en cliquant sur RUN après avoir validé (SUBMIT)</text:p>
          </text:list-item>
          <text:list-item>
            <text:p text:style-name="P10">Observe la <text:span text:style-name="T3">case mémoire 100</text:span>. elle doit augmenter de 1 à 5</text:p>
          </text:list-item>
          <text:list-item>
            <text:p text:style-name="P10">Tu peux accélérer le processus en cliquant sur <text:span text:style-name="T3">&gt;&gt; speed</text:span></text:p>
          </text:list-item>
        </text:list>
        <table:table table:name="Tableau4" table:style-name="Tableau4">
          <table:table-column table:style-name="Tableau4.A"/>
          <table:table-column table:style-name="Tableau4.B"/>
          <table:table-row table:style-name="Tableau4.1">
            <table:table-cell table:style-name="Tableau4.A1" office:value-type="string">
              <text:p text:style-name="P1"><text:s/>Placer <text:span text:style-name="T3">5</text:span> dans R1: c'est la borne à atteindre</text:p>
            </table:table-cell>
            <table:table-cell table:style-name="Tableau4.A1" office:value-type="string">
              <text:p text:style-name="P1" loext:marker-style-name="code"><text:span text:style-name="code">MOV </text:span></text:p>
            </table:table-cell>
          </table:table-row>
          <table:table-row table:style-name="Tableau4.1">
            <table:table-cell table:style-name="Tableau4.A1" office:value-type="string">
              <text:p text:style-name="P1"><text:s/>Placer <text:span text:style-name="T3">1</text:span> dans R2: c'est le compteur</text:p>
            </table:table-cell>
            <table:table-cell table:style-name="Tableau4.A1" office:value-type="string">
              <text:p text:style-name="P1" loext:marker-style-name="code"><text:span text:style-name="code">MOV </text:span></text:p>
            </table:table-cell>
          </table:table-row>
          <table:table-row table:style-name="Tableau4.1">
            <table:table-cell table:style-name="Tableau4.A1" office:value-type="string">
              <text:p text:style-name="P1"><text:s/>Label <text:span text:style-name="T3">boucle</text:span></text:p>
            </table:table-cell>
            <table:table-cell table:style-name="Tableau4.A1" office:value-type="string">
              <text:p text:style-name="P1" loext:marker-style-name="code"><text:span text:style-name="code">boucle:</text:span></text:p>
            </table:table-cell>
          </table:table-row>
          <table:table-row table:style-name="Tableau4.1">
            <table:table-cell table:style-name="Tableau4.A1" office:value-type="string">
              <text:p text:style-name="P1"><text:span text:style-name="T3">Comparer</text:span> R2 à R1</text:p>
            </table:table-cell>
            <table:table-cell table:style-name="Tableau4.A1" office:value-type="string">
              <text:p text:style-name="P1" loext:marker-style-name="code"><text:span text:style-name="code">CMP </text:span></text:p>
            </table:table-cell>
          </table:table-row>
          <table:table-row table:style-name="Tableau4.1">
            <table:table-cell table:style-name="Tableau4.A1" office:value-type="string">
              <text:p text:style-name="P1">Si R2&gt;R1, aller au label <text:span text:style-name="T3">fin</text:span></text:p>
            </table:table-cell>
            <table:table-cell table:style-name="Tableau4.A1" office:value-type="string">
              <text:p text:style-name="P1" loext:marker-style-name="code"><text:span text:style-name="code">BGT fin</text:span></text:p>
            </table:table-cell>
          </table:table-row>
          <table:table-row table:style-name="Tableau4.1">
            <table:table-cell table:style-name="Tableau4.A1" office:value-type="string">
              <text:p text:style-name="P1">placer le contenu de R2 à l'adresse mémoire 100</text:p>
            </table:table-cell>
            <table:table-cell table:style-name="Tableau4.A1" office:value-type="string">
              <text:p text:style-name="P1" loext:marker-style-name="code"><text:span text:style-name="code">STR </text:span></text:p>
            </table:table-cell>
          </table:table-row>
          <table:table-row table:style-name="Tableau4.1">
            <table:table-cell table:style-name="Tableau4.A1" office:value-type="string">
              <text:p text:style-name="P1">Ajouter 1 à R2, le résultat va dans R2</text:p>
            </table:table-cell>
            <table:table-cell table:style-name="Tableau4.A1" office:value-type="string">
              <text:p text:style-name="P1" loext:marker-style-name="code"><text:span text:style-name="code">ADD </text:span></text:p>
            </table:table-cell>
          </table:table-row>
          <table:table-row table:style-name="Tableau4.1">
            <table:table-cell table:style-name="Tableau4.A1" office:value-type="string">
              <text:p text:style-name="P1">Se <text:span text:style-name="T3">brancher</text:span> sur le label <text:span text:style-name="T3">boucle</text:span></text:p>
            </table:table-cell>
            <table:table-cell table:style-name="Tableau4.A1" office:value-type="string">
              <text:p text:style-name="P1" loext:marker-style-name="code"><text:span text:style-name="code">B boucle</text:span></text:p>
            </table:table-cell>
          </table:table-row>
          <table:table-row table:style-name="Tableau4.1">
            <table:table-cell table:style-name="Tableau4.A1" office:value-type="string">
              <text:p text:style-name="P1">label fin</text:p>
            </table:table-cell>
            <table:table-cell table:style-name="Tableau4.A1" office:value-type="string">
              <text:p text:style-name="P1" loext:marker-style-name="code"><text:span text:style-name="code">fin:</text:span></text:p>
            </table:table-cell>
          </table:table-row>
          <table:table-row table:style-name="Tableau4.1">
            <table:table-cell table:style-name="Tableau4.A1" office:value-type="string">
              <text:p text:style-name="P1">STOP</text:p>
            </table:table-cell>
            <table:table-cell table:style-name="Tableau4.A1" office:value-type="string">
              <text:p text:style-name="P1" loext:marker-style-name="code"><text:span text:style-name="code">HALT</text:span></text:p>
            </table:table-cell>
          </table:table-row>
        </table:table>
        <text:list xml:id="list35904974024230" text:continue-numbering="true" text:style-name="WWNum1">
          <text:list-item>
            <text:p text:style-name="P10">Modifie le programme pour que la boucle compte de 1 à 10</text:p>
          </text:list-item>
          <text:list-item>
            <text:p text:style-name="P10">Modifie le programme pour qu'elle compte de 2 en 2</text:p>
          </text:list-item>
        </text:list>
        <text:list xml:id="list35905253170085" text:continue-list="list35904695976768" text:style-name="WWNum23">
          <text:list-item>
            <text:h text:style-name="P16" text:outline-level="1">Une multiplication</text:h>
          </text:list-item>
        </text:list>
        <text:p text:style-name="question">Il n'y a pas d'opérande de multiplication dans cet assembleur (en vrai, elle existe !). Nous pouvons la simuler ainsi: calculer 5x20, c'est faire 20+20+20+20+20, ou bien faire 5 fois +20 dans une boucle.</text:p>
        <text:list text:continue-list="list35904974024230" text:style-name="WWNum1">
          <text:list-item>
            <text:p text:style-name="P10">Complète le programme, puis entre le dans le simulateur et exécute le en cliquant sur RUN après avoir validé (SUBMIT)</text:p>
          </text:list-item>
          <text:list-item>
            <text:p text:style-name="P10">Observe la <text:span text:style-name="T3">case mémoire 100</text:span>. elle doit augmenter de 1 à 5</text:p>
          </text:list-item>
          <text:list-item>
            <text:p text:style-name="P10">Tu peux accélérer le processus en cliquant sur <text:span text:style-name="T3">&gt;&gt; speed</text:span></text:p>
          </text:list-item>
        </text:list>
        <table:table table:name="Tableau5" table:style-name="Tableau5">
          <table:table-column table:style-name="Tableau5.A"/>
          <table:table-column table:style-name="Tableau5.B"/>
          <table:table-row table:style-name="Tableau5.1">
            <table:table-cell table:style-name="Tableau5.A1" office:value-type="string">
              <text:p text:style-name="P1"><text:s/>Placer <text:span text:style-name="T3">20</text:span> dans R1: c'est le nombre à multiplier </text:p>
            </table:table-cell>
            <table:table-cell table:style-name="Tableau5.A1" office:value-type="string">
              <text:p text:style-name="P1" loext:marker-style-name="code"><text:span text:style-name="code">MOV </text:span></text:p>
            </table:table-cell>
          </table:table-row>
          <table:table-row table:style-name="Tableau5.1">
            <table:table-cell table:style-name="Tableau5.A1" office:value-type="string">
              <text:p text:style-name="P1">Placer <text:span text:style-name="T3">5</text:span> dans R2, c'est le nombre par lequel on multiplie</text:p>
            </table:table-cell>
            <table:table-cell table:style-name="Tableau5.A1" office:value-type="string">
              <text:p text:style-name="P1" loext:marker-style-name="code"><text:span text:style-name="code">MOV</text:span></text:p>
            </table:table-cell>
          </table:table-row>
          <table:table-row table:style-name="Tableau5.1">
            <table:table-cell table:style-name="Tableau5.A1" office:value-type="string">
              <text:p text:style-name="P1">Placer 0 dans R3, c'est le compteur</text:p>
            </table:table-cell>
            <table:table-cell table:style-name="Tableau5.A1" office:value-type="string">
              <text:p text:style-name="P1" loext:marker-style-name="code"><text:span text:style-name="code">MOV</text:span></text:p>
            </table:table-cell>
          </table:table-row>
          <table:table-row table:style-name="Tableau5.1">
            <table:table-cell table:style-name="Tableau5.A1" office:value-type="string">
              <text:p text:style-name="P1">Placer 0 dans R4, qui contiendra le résultat</text:p>
            </table:table-cell>
            <table:table-cell table:style-name="Tableau5.A1" office:value-type="string">
              <text:p text:style-name="P1" loext:marker-style-name="code"><text:span text:style-name="code">MOV</text:span></text:p>
            </table:table-cell>
          </table:table-row>
          <table:table-row table:style-name="Tableau5.5">
            <table:table-cell table:style-name="Tableau5.A1" office:value-type="string">
              <text:p text:style-name="P1">label <text:span text:style-name="T3">boucle</text:span></text:p>
            </table:table-cell>
            <table:table-cell table:style-name="Tableau5.A1" office:value-type="string">
              <text:p text:style-name="P1" loext:marker-style-name="code"><text:span text:style-name="code"/></text:p>
            </table:table-cell>
          </table:table-row>
          <table:table-row table:style-name="Tableau5.5">
            <table:table-cell table:style-name="Tableau5.A1" office:value-type="string">
              <text:p text:style-name="P1"><text:span text:style-name="T3">comparer</text:span> R3 à R2</text:p>
            </table:table-cell>
            <table:table-cell table:style-name="Tableau5.A1" office:value-type="string">
              <text:p text:style-name="P1" loext:marker-style-name="code"><text:span text:style-name="code">CMP</text:span></text:p>
            </table:table-cell>
          </table:table-row>
          <table:table-row table:style-name="Tableau5.7">
            <table:table-cell table:style-name="Tableau5.A1" office:value-type="string">
              <text:p text:style-name="P1">Si R3&gt;R2, aller au label <text:span text:style-name="T3">fin</text:span></text:p>
            </table:table-cell>
            <table:table-cell table:style-name="Tableau5.A1" office:value-type="string">
              <text:p text:style-name="P1" loext:marker-style-name="code"><text:span text:style-name="code">BGT</text:span></text:p>
            </table:table-cell>
          </table:table-row>
          <table:table-row table:style-name="Tableau5.1">
            <table:table-cell table:style-name="Tableau5.A1" office:value-type="string">
              <text:p text:style-name="P1">ajouter R1 à R4. Le résultat va dans R4</text:p>
            </table:table-cell>
            <table:table-cell table:style-name="Tableau5.A1" office:value-type="string">
              <text:p text:style-name="P1" loext:marker-style-name="code"><text:span text:style-name="code">ADD</text:span></text:p>
            </table:table-cell>
          </table:table-row>
          <table:table-row table:style-name="Tableau5.5">
            <table:table-cell table:style-name="Tableau5.A1" office:value-type="string">
              <text:p text:style-name="P1">Augmenter le compteur R3 de 1</text:p>
            </table:table-cell>
            <table:table-cell table:style-name="Tableau5.A1" office:value-type="string">
              <text:p text:style-name="P1" loext:marker-style-name="code"><text:span text:style-name="code">ADD</text:span></text:p>
            </table:table-cell>
          </table:table-row>
          <table:table-row table:style-name="Tableau5.5">
            <table:table-cell table:style-name="Tableau5.A1" office:value-type="string">
              <text:p text:style-name="P1">Se brancher sur le label <text:span text:style-name="T3">boucle</text:span></text:p>
            </table:table-cell>
            <table:table-cell table:style-name="Tableau5.A1" office:value-type="string">
              <text:p text:style-name="P1" loext:marker-style-name="code"><text:span text:style-name="code">B</text:span></text:p>
            </table:table-cell>
          </table:table-row>
          <table:table-row table:style-name="Tableau5.7">
            <table:table-cell table:style-name="Tableau5.A1" office:value-type="string">
              <text:p text:style-name="P1">label <text:span text:style-name="T3">fin</text:span></text:p>
            </table:table-cell>
            <table:table-cell table:style-name="Tableau5.A1" office:value-type="string">
              <text:p text:style-name="P1" loext:marker-style-name="code"><text:span text:style-name="code"/></text:p>
            </table:table-cell>
          </table:table-row>
          <table:table-row table:style-name="Tableau5.5">
            <table:table-cell table:style-name="Tableau5.A1" office:value-type="string">
              <text:p text:style-name="P1">STOP</text:p>
            </table:table-cell>
            <table:table-cell table:style-name="Tableau5.A1" office:value-type="string">
              <text:p text:style-name="P1" loext:marker-style-name="code"><text:span text:style-name="code"/></text:p>
            </table:table-cell>
          </table:table-row>
        </table:table>
        <text:list xml:id="list35904134994614" text:continue-numbering="true" text:style-name="WWNum1">
          <text:list-item>
            <text:p text:style-name="P10">Ce programme a un problème, il ne calcule pas 5x20 mais 6x20. Pourquoi ? essaie de trouver une solution</text:p>
          </text:list-item>
        </text:list>
        <text:list xml:id="list35904847239087" text:continue-list="list35905253170085" text:style-name="WWNum23">
          <text:list-item>
            <text:h text:style-name="P17" text:outline-level="1"><text:soft-page-break/>Défi : Remplir la mémoire</text:h>
          </text:list-item>
        </text:list>
        <text:p text:style-name="Standard">Pour calculer la suite des nombres de Fibonnacci, on trouve un nouveau nombre en <text:span text:style-name="T3">additionnant les 2 derniers</text:span>. On commence avec 1 et 1. Le suivant est 1+1=2, le suivant 1+2=3, ensuite 3+2=5, 5+3=8 etc…</text:p>
        <text:p text:style-name="Standard">La suite est donc 1,1,2,3,5,8,13,21…</text:p>
        <text:p text:style-name="question">Nous allons écrire un programme qui stocke la suite des nombres de Fibonnacci en mémoire, à partir de la case 100.</text:p>
        <text:list text:continue-list="list35904134994614" text:style-name="WWNum1">
          <text:list-item>
            <text:p text:style-name="P10">Voilà notre programme, à compléter avec les instructions déjà vues.</text:p>
          </text:list-item>
        </text:list>
        <table:table table:name="Tableau6" table:style-name="Tableau6">
          <table:table-column table:style-name="Tableau6.A"/>
          <table:table-column table:style-name="Tableau6.B"/>
          <table:table-row table:style-name="Tableau6.1">
            <table:table-cell table:style-name="Tableau6.A1" office:value-type="string">
              <text:p text:style-name="P1">Le premier nombre est dans R0, il vaut 1</text:p>
            </table:table-cell>
            <table:table-cell table:style-name="Tableau6.B1" office:value-type="string">
              <text:p text:style-name="P1" loext:marker-style-name="code"><text:span text:style-name="code"/></text:p>
            </table:table-cell>
          </table:table-row>
          <table:table-row table:style-name="Tableau6.1">
            <table:table-cell table:style-name="Tableau6.A1" office:value-type="string">
              <text:p text:style-name="P1">Le second nombre est dans R1, il vaut 1</text:p>
            </table:table-cell>
            <table:table-cell table:style-name="Tableau6.B2" office:value-type="string">
              <text:p text:style-name="P1" loext:marker-style-name="code"><text:span text:style-name="code"/></text:p>
            </table:table-cell>
          </table:table-row>
          <table:table-row table:style-name="Tableau6.1">
            <table:table-cell table:style-name="Tableau6.A1" office:value-type="string">
              <text:p text:style-name="P1">Le nombre à calculer est dans R2, il vaut 0</text:p>
            </table:table-cell>
            <table:table-cell table:style-name="Tableau6.B3" office:value-type="string">
              <text:p text:style-name="P1" loext:marker-style-name="code"><text:span text:style-name="code"/></text:p>
            </table:table-cell>
          </table:table-row>
          <table:table-row table:style-name="Tableau6.1">
            <table:table-cell table:style-name="Tableau6.A1" office:value-type="string">
              <text:p text:style-name="P1">R3 est le compteur, il vaut 1</text:p>
            </table:table-cell>
            <table:table-cell table:style-name="Tableau6.B4" office:value-type="string">
              <text:p text:style-name="P1" loext:marker-style-name="code"><text:span text:style-name="code"/></text:p>
            </table:table-cell>
          </table:table-row>
          <table:table-row table:style-name="Tableau6.1">
            <table:table-cell table:style-name="Tableau6.A1" office:value-type="string">
              <text:p text:style-name="P1">Dans R4 on met combien on veut calculer de nombres de la suite. 10 pour commencer</text:p>
            </table:table-cell>
            <table:table-cell table:style-name="Tableau6.B5" office:value-type="string">
              <text:p text:style-name="P1" loext:marker-style-name="code"><text:span text:style-name="code"/></text:p>
            </table:table-cell>
          </table:table-row>
          <table:table-row table:style-name="Tableau6.1">
            <table:table-cell table:style-name="Tableau6.A1" office:value-type="string">
              <text:p text:style-name="P1">Dans R5 on indique l'emplacement mémoire ou on commence à écrire.</text:p>
            </table:table-cell>
            <table:table-cell table:style-name="Tableau6.B6" office:value-type="string">
              <text:p text:style-name="P1" loext:marker-style-name="code"><text:span text:style-name="code"/></text:p>
            </table:table-cell>
          </table:table-row>
          <table:table-row table:style-name="Tableau6.1">
            <table:table-cell table:style-name="Tableau6.A1" office:value-type="string">
              <text:p text:style-name="P1">Label boucle</text:p>
            </table:table-cell>
            <table:table-cell table:style-name="Tableau6.B7" office:value-type="string">
              <text:p text:style-name="P1" loext:marker-style-name="code"><text:span text:style-name="code"/></text:p>
            </table:table-cell>
          </table:table-row>
          <table:table-row table:style-name="Tableau6.1">
            <table:table-cell table:style-name="Tableau6.A1" office:value-type="string">
              <text:p text:style-name="P1">Comparer R3 à R4</text:p>
            </table:table-cell>
            <table:table-cell table:style-name="Tableau6.B8" office:value-type="string">
              <text:p text:style-name="P1" loext:marker-style-name="code"><text:span text:style-name="code"/></text:p>
            </table:table-cell>
          </table:table-row>
          <table:table-row table:style-name="Tableau6.1">
            <table:table-cell table:style-name="Tableau6.A1" office:value-type="string">
              <text:p text:style-name="P1">SI c'est plus grand, aller à fin</text:p>
            </table:table-cell>
            <table:table-cell table:style-name="Tableau6.B9" office:value-type="string">
              <text:p text:style-name="P1" loext:marker-style-name="code"><text:span text:style-name="code"/></text:p>
            </table:table-cell>
          </table:table-row>
          <table:table-row table:style-name="Tableau6.1">
            <table:table-cell table:style-name="Tableau6.A1" office:value-type="string">
              <text:p text:style-name="P1">Additionner R0 et R1. Le résultat va dans R2</text:p>
            </table:table-cell>
            <table:table-cell table:style-name="Tableau6.B10" office:value-type="string">
              <text:p text:style-name="P1" loext:marker-style-name="code"><text:span text:style-name="code"/></text:p>
            </table:table-cell>
          </table:table-row>
          <table:table-row table:style-name="Tableau6.1">
            <table:table-cell table:style-name="Tableau6.A1" office:value-type="string">
              <text:p text:style-name="P1">Déplacer R0 dans l'emplacement mémoire indiqué par R5</text:p>
            </table:table-cell>
            <table:table-cell table:style-name="Tableau6.B11" office:value-type="string">
              <text:p text:style-name="P1" loext:marker-style-name="code"><text:span text:style-name="code">STR R0, [R5]</text:span></text:p>
            </table:table-cell>
          </table:table-row>
          <table:table-row table:style-name="Tableau6.1">
            <table:table-cell table:style-name="Tableau6.A1" office:value-type="string">
              <text:p text:style-name="P1">Déplacer R1 dans R0</text:p>
            </table:table-cell>
            <table:table-cell table:style-name="Tableau6.B12" office:value-type="string">
              <text:p text:style-name="P1" loext:marker-style-name="code"><text:span text:style-name="code">MOV R0,R1</text:span></text:p>
            </table:table-cell>
          </table:table-row>
          <table:table-row table:style-name="Tableau6.1">
            <table:table-cell table:style-name="Tableau6.A1" office:value-type="string">
              <text:p text:style-name="P1">Déplacer R2 dans R1</text:p>
            </table:table-cell>
            <table:table-cell table:style-name="Tableau6.B13" office:value-type="string">
              <text:p text:style-name="P1" loext:marker-style-name="code"><text:span text:style-name="code">MOV R1,R2</text:span></text:p>
            </table:table-cell>
          </table:table-row>
          <table:table-row table:style-name="Tableau6.1">
            <table:table-cell table:style-name="Tableau6.A1" office:value-type="string">
              <text:p text:style-name="P1">Augmenter R3 de 1</text:p>
            </table:table-cell>
            <table:table-cell table:style-name="Tableau6.B14" office:value-type="string">
              <text:p text:style-name="P1" loext:marker-style-name="code"><text:span text:style-name="code"/></text:p>
            </table:table-cell>
          </table:table-row>
          <table:table-row table:style-name="Tableau6.1">
            <table:table-cell table:style-name="Tableau6.A1" office:value-type="string">
              <text:p text:style-name="P1">Augmenter R5 de 1</text:p>
            </table:table-cell>
            <table:table-cell table:style-name="Tableau6.B15" office:value-type="string">
              <text:p text:style-name="P1" loext:marker-style-name="code"><text:span text:style-name="code"/></text:p>
            </table:table-cell>
          </table:table-row>
          <table:table-row table:style-name="Tableau6.1">
            <table:table-cell table:style-name="Tableau6.A1" office:value-type="string">
              <text:p text:style-name="P1">Se brancher sur boucle</text:p>
            </table:table-cell>
            <table:table-cell table:style-name="Tableau6.B16" office:value-type="string">
              <text:p text:style-name="P1" loext:marker-style-name="code"><text:span text:style-name="code"/></text:p>
            </table:table-cell>
          </table:table-row>
          <table:table-row table:style-name="Tableau6.1">
            <table:table-cell table:style-name="Tableau6.A1" office:value-type="string">
              <text:p text:style-name="P1">label fin</text:p>
            </table:table-cell>
            <table:table-cell table:style-name="Tableau6.B17" office:value-type="string">
              <text:p text:style-name="P1" loext:marker-style-name="code"><text:span text:style-name="code"/></text:p>
            </table:table-cell>
          </table:table-row>
          <table:table-row table:style-name="Tableau6.1">
            <table:table-cell table:style-name="Tableau6.A1" office:value-type="string">
              <text:p text:style-name="P1">STOP</text:p>
            </table:table-cell>
            <table:table-cell table:style-name="Tableau6.B18" office:value-type="string">
              <text:p text:style-name="P1" loext:marker-style-name="code"><text:span text:style-name="code"/></text:p>
            </table:table-cell>
          </table:table-row>
        </table:table>
        <text:p text:style-name="Standard"/>
        <text:list text:continue-numbering="true" text:style-name="WWNum1">
          <text:list-item>
            <text:p text:style-name="P10">Le tester. Penser à accélérer les calculs. Normalement on voit apparaître à partir de la mémoire 100, les nombres 1,1,2,3,5,8,13…</text:p>
          </text:list-item>
          <text:list-item>
            <text:p text:style-name="P10">Modifier pour calculer 20 nombres de la suite.</text:p>
          </text:list-item>
          <text:list-item>
            <text:p text:style-name="P10">Peut-on calculer 100 nombres de cette suite ? Que se passe-t'il à partir d'un certain moment ? Explique pourquoi.</text:p>
          </text:list-item>
          <text:list-item>
            <text:p text:style-name="P10">Modifie l'adresse mémoire de départ en mettant 10 à la place (dans R5). Que se passe-t-il ?</text:p>
          </text:list-item>
        </text:list>
        <text:p text:style-name="COURS">Le programme se met à écrire des choses <text:span text:style-name="T3">LA OU IL EST MEMORISE</text:span> (il est stocké de l'adresse 0 à l'adresse 15), il <text:span text:style-name="T3">se modifie donc lui-même</text:span>. </text:p>
        <text:p text:style-name="COURS">C'est le principe des <text:span text:style-name="T3">VERS</text:span> et des <text:span text:style-name="T3">VIRUS</text:span>, qui font que l'on peut écrire un programme qui se copie, se multiplie ou se modifie lui-même. </text:p>
        <text:p text:style-name="COURS">Cela est une conséquence du modèle <text:span text:style-name="T3">VON NEUMAN</text:span>, ou la mémoire et le programme sont au même endroit.</text:p>
        <text:p text:style-name="COURS">Des solutions sont apportées à ce problème (bac <text:s/>sable, protection du programme…), mais les pirates sont très doués à ce jeu.</text:p>
        <text:p text:style-name="P14"/>
        <text:list text:continue-list="list35904847239087" text:style-name="WWNum23">
          <text:list-item>
            <text:h text:style-name="P18" text:outline-level="1">Complète le résumé :</text:h>
          </text:list-item>
        </text:list>
        <table:table table:name="Tableau7" table:style-name="Tableau7">
          <table:table-column table:style-name="Tableau7.A"/>
          <table:table-column table:style-name="Tableau7.B"/>
          <table:table-row table:style-name="Tableau7.1">
            <table:table-cell table:style-name="Tableau7.A1" office:value-type="string">
              <text:p text:style-name="P2">Instruction</text:p>
            </table:table-cell>
            <table:table-cell table:style-name="Tableau7.A1" office:value-type="string">
              <text:h text:style-name="P3" text:outline-level="1">Ca fait quoi ?</text:h>
            </table:table-cell>
          </table:table-row>
          <table:table-row table:style-name="Tableau7.1">
            <table:table-cell table:style-name="Tableau7.A2" office:value-type="string">
              <text:p text:style-name="P2">MOV Ri , #n</text:p>
            </table:table-cell>
            <table:table-cell table:style-name="Tableau7.B2" office:value-type="string">
              <text:p text:style-name="P1"/>
            </table:table-cell>
          </table:table-row>
          <table:table-row table:style-name="Tableau7.1">
            <table:table-cell table:style-name="Tableau7.A3" office:value-type="string">
              <text:p text:style-name="P2">MOV Ri, Rj</text:p>
            </table:table-cell>
            <table:table-cell table:style-name="Tableau7.B3" office:value-type="string">
              <text:p text:style-name="P1"/>
            </table:table-cell>
          </table:table-row>
          <table:table-row table:style-name="Tableau7.1">
            <table:table-cell table:style-name="Tableau7.A4" office:value-type="string">
              <text:p text:style-name="P2">STR Ri, m</text:p>
            </table:table-cell>
            <table:table-cell table:style-name="Tableau7.B4" office:value-type="string">
              <text:p text:style-name="P1"/>
            </table:table-cell>
          </table:table-row>
          <table:table-row table:style-name="Tableau7.1">
            <table:table-cell table:style-name="Tableau7.A5" office:value-type="string">
              <text:p text:style-name="P2">STR Ri, [Rj]</text:p>
            </table:table-cell>
            <table:table-cell table:style-name="Tableau7.B5" office:value-type="string">
              <text:p text:style-name="P1"/>
            </table:table-cell>
          </table:table-row>
          <table:table-row table:style-name="Tableau7.1">
            <table:table-cell table:style-name="Tableau7.A6" office:value-type="string">
              <text:p text:style-name="P2">ADD Ri, Rj, Rk</text:p>
            </table:table-cell>
            <table:table-cell table:style-name="Tableau7.B6" office:value-type="string">
              <text:p text:style-name="P1"/>
            </table:table-cell>
          </table:table-row>
          <table:table-row table:style-name="Tableau7.1">
            <table:table-cell table:style-name="Tableau7.A7" office:value-type="string">
              <text:p text:style-name="P2">ADD Ri, Rj, #n</text:p>
            </table:table-cell>
            <table:table-cell table:style-name="Tableau7.B7" office:value-type="string">
              <text:p text:style-name="P1"/>
            </table:table-cell>
          </table:table-row>
          <table:table-row table:style-name="Tableau7.1">
            <table:table-cell table:style-name="Tableau7.A8" office:value-type="string">
              <text:p text:style-name="P2">SUB Ri, Rj, Rk</text:p>
            </table:table-cell>
            <table:table-cell table:style-name="Tableau7.B8" office:value-type="string">
              <text:p text:style-name="P1"/>
            </table:table-cell>
          </table:table-row>
          <table:table-row table:style-name="Tableau7.1">
            <table:table-cell table:style-name="Tableau7.A9" office:value-type="string">
              <text:p text:style-name="P2">SUB Ri, Rj, #n</text:p>
            </table:table-cell>
            <table:table-cell table:style-name="Tableau7.B9" office:value-type="string">
              <text:p text:style-name="P1"/>
            </table:table-cell>
          </table:table-row>
          <table:table-row table:style-name="Tableau7.1">
            <table:table-cell table:style-name="Tableau7.A10" office:value-type="string">
              <text:p text:style-name="P2">CMP Ri, Rj<text:line-break/>BGT label</text:p>
            </table:table-cell>
            <table:table-cell table:style-name="Tableau7.B10" office:value-type="string">
              <text:p text:style-name="P1"/>
            </table:table-cell>
          </table:table-row>
          <table:table-row table:style-name="Tableau7.1">
            <table:table-cell table:style-name="Tableau7.A11" office:value-type="string">
              <text:p text:style-name="P2">B label</text:p>
            </table:table-cell>
            <table:table-cell table:style-name="Tableau7.B11" office:value-type="string">
              <text:p text:style-name="P1"/>
            </table:table-cell>
          </table:table-row>
          <table:table-row table:style-name="Tableau7.1">
            <table:table-cell table:style-name="Tableau7.A12" office:value-type="string">
              <text:p text:style-name="P2">label</text:p>
            </table:table-cell>
            <table:table-cell table:style-name="Tableau7.B12" office:value-type="string">
              <text:p text:style-name="P1"/>
            </table:table-cell>
          </table:table-row>
          <table:table-row table:style-name="Tableau7.1">
            <table:table-cell table:style-name="Tableau7.A13" office:value-type="string">
              <text:p text:style-name="P2">HALT</text:p>
            </table:table-cell>
            <table:table-cell table:style-name="Tableau7.B13" office:value-type="string">
              <text:p text:style-name="P1"/>
            </table:table-cell>
          </table:table-row>
        </table:table>
        <text:list text:continue-numbering="true" text:style-name="WWNum23">
          <text:list-item>
            <text:h text:style-name="P16" text:outline-level="1">Teste toi en reliant les bonnes instructions entre elles</text:h>
          </text:list-item>
        </text:list>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2">Instruction</text:p>
            </table:table-cell>
            <table:table-cell table:style-name="Tableau9.B1" office:value-type="string">
              <text:h text:style-name="P4" text:outline-level="1">Ca fait quoi ?</text:h>
            </table:table-cell>
            <table:table-cell table:style-name="Tableau9.C1" office:value-type="string">
              <text:h text:style-name="P5" text:outline-level="1" loext:marker-style-name="T4"/>
            </table:table-cell>
          </table:table-row>
          <table:table-row table:style-name="Tableau9.1">
            <table:table-cell table:style-name="Tableau9.A2" office:value-type="string">
              <text:p text:style-name="P2">MOV R1 , #5</text:p>
            </table:table-cell>
            <table:table-cell table:style-name="Tableau9.B2" office:value-type="string">
              <text:p text:style-name="P1"/>
            </table:table-cell>
            <table:table-cell table:style-name="Tableau9.C2" office:value-type="string">
              <text:p text:style-name="P1" loext:marker-style-name="T5"><text:span text:style-name="T5">Place la valeur de R1 en mémoire 100</text:span><text:span text:style-name="T5"/></text:p>
            </table:table-cell>
          </table:table-row>
          <table:table-row table:style-name="Tableau9.1">
            <table:table-cell table:style-name="Tableau9.A3" office:value-type="string">
              <text:p text:style-name="P2">MOV R1, R2</text:p>
            </table:table-cell>
            <table:table-cell table:style-name="Tableau9.B3" office:value-type="string">
              <text:p text:style-name="P1"/>
            </table:table-cell>
            <table:table-cell table:style-name="Tableau9.C3" office:value-type="string">
              <text:p text:style-name="P1" loext:marker-style-name="T5"><text:span text:style-name="T5">Ajoute R3 à R1 et met le résultat dans R1</text:span><text:span text:style-name="T5"/></text:p>
            </table:table-cell>
          </table:table-row>
          <table:table-row table:style-name="Tableau9.1">
            <table:table-cell table:style-name="Tableau9.A4" office:value-type="string">
              <text:p text:style-name="P2">STR R1, 100</text:p>
            </table:table-cell>
            <table:table-cell table:style-name="Tableau9.B4" office:value-type="string">
              <text:p text:style-name="P1"/>
            </table:table-cell>
            <table:table-cell table:style-name="Tableau9.C4" office:value-type="string">
              <text:p text:style-name="P1" loext:marker-style-name="T5"><text:span text:style-name="T5">Ajoute 5 à R2 et met le résultat dans R1</text:span><text:span text:style-name="T5"/></text:p>
            </table:table-cell>
          </table:table-row>
          <table:table-row table:style-name="Tableau9.1">
            <table:table-cell table:style-name="Tableau9.A5" office:value-type="string">
              <text:p text:style-name="P2">ADD R1, R1, R3</text:p>
            </table:table-cell>
            <table:table-cell table:style-name="Tableau9.B5" office:value-type="string">
              <text:p text:style-name="P1"/>
            </table:table-cell>
            <table:table-cell table:style-name="Tableau9.C5" office:value-type="string">
              <text:p text:style-name="P1" loext:marker-style-name="T5"><text:span text:style-name="T5">Place la valeur de R2 dans R1</text:span><text:span text:style-name="T5"/></text:p>
            </table:table-cell>
          </table:table-row>
          <table:table-row table:style-name="Tableau9.1">
            <table:table-cell table:style-name="Tableau9.A6" office:value-type="string">
              <text:p text:style-name="P2">ADD R1, R2, #5</text:p>
            </table:table-cell>
            <table:table-cell table:style-name="Tableau9.B6" office:value-type="string">
              <text:p text:style-name="P1"/>
            </table:table-cell>
            <table:table-cell table:style-name="Tableau9.C6" office:value-type="string">
              <text:p text:style-name="P1" loext:marker-style-name="T5"><text:span text:style-name="T5">Calcule R2-R3 et place le résultat dans R1</text:span><text:span text:style-name="T5"/></text:p>
            </table:table-cell>
          </table:table-row>
          <table:table-row table:style-name="Tableau9.1">
            <table:table-cell table:style-name="Tableau9.A7" office:value-type="string">
              <text:p text:style-name="P2">SUB R1, R2, R3</text:p>
            </table:table-cell>
            <table:table-cell table:style-name="Tableau9.B7" office:value-type="string">
              <text:p text:style-name="P1"/>
            </table:table-cell>
            <table:table-cell table:style-name="Tableau9.C7" office:value-type="string">
              <text:p text:style-name="P1" loext:marker-style-name="T5"><text:span text:style-name="T5">Calcule R2-5 et place le résultat dans R1</text:span><text:span text:style-name="T5"/></text:p>
            </table:table-cell>
          </table:table-row>
          <table:table-row table:style-name="Tableau9.1">
            <table:table-cell table:style-name="Tableau9.A8" office:value-type="string">
              <text:p text:style-name="P2">SUB R1, R2, #5</text:p>
            </table:table-cell>
            <table:table-cell table:style-name="Tableau9.B8" office:value-type="string">
              <text:p text:style-name="P1"/>
            </table:table-cell>
            <table:table-cell table:style-name="Tableau9.C8" office:value-type="string">
              <text:p text:style-name="P1" loext:marker-style-name="T5"><text:span text:style-name="T5">place 5 dans R1</text:span><text:span text:style-name="T5"/></text:p>
            </table:table-cell>
          </table:table-row>
          <table:table-row table:style-name="Tableau9.1">
            <table:table-cell table:style-name="Tableau9.A9" office:value-type="string">
              <text:p text:style-name="P2">CMP R1, R2<text:line-break/>BGT lblA</text:p>
            </table:table-cell>
            <table:table-cell table:style-name="Tableau9.B9" office:value-type="string">
              <text:p text:style-name="P1"/>
            </table:table-cell>
            <table:table-cell table:style-name="Tableau9.C9" office:value-type="string">
              <text:p text:style-name="P1" loext:marker-style-name="T5"><text:span text:style-name="T5">Se branche sur le label lblA</text:span><text:span text:style-name="T5"/></text:p>
            </table:table-cell>
          </table:table-row>
          <table:table-row table:style-name="Tableau9.1">
            <table:table-cell table:style-name="Tableau9.A10" office:value-type="string">
              <text:p text:style-name="P2">B lblA</text:p>
            </table:table-cell>
            <table:table-cell table:style-name="Tableau9.B10" office:value-type="string">
              <text:p text:style-name="P1"/>
            </table:table-cell>
            <table:table-cell table:style-name="Tableau9.C10" office:value-type="string">
              <text:p text:style-name="P1" loext:marker-style-name="T5"><text:span text:style-name="T5">Place le contenu de R2 à l'emplacement mémoire 100</text:span><text:span text:style-name="T5"/></text:p>
            </table:table-cell>
          </table:table-row>
          <table:table-row table:style-name="Tableau9.1">
            <table:table-cell table:style-name="Tableau9.A11" office:value-type="string">
              <text:p text:style-name="P2">MOV R3, R5</text:p>
            </table:table-cell>
            <table:table-cell table:style-name="Tableau9.B11" office:value-type="string">
              <text:p text:style-name="P1"/>
            </table:table-cell>
            <table:table-cell table:style-name="Tableau9.C11" office:value-type="string">
              <text:p text:style-name="P1" loext:marker-style-name="T5"><text:span text:style-name="T5">Place la valeur de R5 dans R3</text:span><text:span text:style-name="T5"/></text:p>
            </table:table-cell>
          </table:table-row>
          <table:table-row table:style-name="Tableau9.1">
            <table:table-cell table:style-name="Tableau9.A12" office:value-type="string">
              <text:p text:style-name="P2">MOV R1, #2</text:p>
            </table:table-cell>
            <table:table-cell table:style-name="Tableau9.B12" office:value-type="string">
              <text:p text:style-name="P1"/>
            </table:table-cell>
            <table:table-cell table:style-name="Tableau9.C12" office:value-type="string">
              <text:p text:style-name="P1" loext:marker-style-name="T5"><text:span text:style-name="T5">Ajoute 5 à R1 et place le résultat dans R2</text:span><text:span text:style-name="T5"/></text:p>
            </table:table-cell>
          </table:table-row>
          <table:table-row table:style-name="Tableau9.1">
            <table:table-cell table:style-name="Tableau9.A13" office:value-type="string">
              <text:p text:style-name="P2">MOV R1,#100</text:p>
              <text:p text:style-name="P2">STR R2, [R1]</text:p>
            </table:table-cell>
            <table:table-cell table:style-name="Tableau9.B13" office:value-type="string">
              <text:p text:style-name="P1"/>
            </table:table-cell>
            <table:table-cell table:style-name="Tableau9.C13" office:value-type="string">
              <text:p text:style-name="P1" loext:marker-style-name="T5"><text:span text:style-name="T5">Place R1-R2</text:span><text:bookmark text:name="_GoBack"/><text:span text:style-name="T5"> dans R3</text:span><text:span text:style-name="T5"/></text:p>
            </table:table-cell>
          </table:table-row>
          <table:table-row table:style-name="Tableau9.1">
            <table:table-cell table:style-name="Tableau9.A14" office:value-type="string">
              <text:p text:style-name="P2">ADD R3, R1, R3</text:p>
            </table:table-cell>
            <table:table-cell table:style-name="Tableau9.B14" office:value-type="string">
              <text:p text:style-name="P1"/>
            </table:table-cell>
            <table:table-cell table:style-name="Tableau9.C14" office:value-type="string">
              <text:p text:style-name="P1" loext:marker-style-name="T5"><text:span text:style-name="T5">Ajoute R1 à R3 et place le résultat dans R3</text:span><text:span text:style-name="T5"/></text:p>
            </table:table-cell>
          </table:table-row>
          <table:table-row table:style-name="Tableau9.1">
            <table:table-cell table:style-name="Tableau9.A15" office:value-type="string">
              <text:p text:style-name="P2">ADD R2, R1, #5</text:p>
            </table:table-cell>
            <table:table-cell table:style-name="Tableau9.B15" office:value-type="string">
              <text:p text:style-name="P1"/>
            </table:table-cell>
            <table:table-cell table:style-name="Tableau9.C15" office:value-type="string">
              <text:p text:style-name="P1" loext:marker-style-name="T5"><text:span text:style-name="T5">Si R1&gt;R2 se branche sur le label lblA</text:span><text:span text:style-name="T5"/></text:p>
            </table:table-cell>
          </table:table-row>
          <table:table-row table:style-name="Tableau9.1">
            <table:table-cell table:style-name="Tableau9.A16" office:value-type="string">
              <text:p text:style-name="P2">SUB R3, R1, R2</text:p>
            </table:table-cell>
            <table:table-cell table:style-name="Tableau9.B16" office:value-type="string">
              <text:p text:style-name="P1"/>
            </table:table-cell>
            <table:table-cell table:style-name="Tableau9.C16" office:value-type="string">
              <text:p text:style-name="P1" loext:marker-style-name="T5"><text:span text:style-name="T5">Est impossible</text:span><text:span text:style-name="T5"/></text:p>
            </table:table-cell>
          </table:table-row>
          <table:table-row table:style-name="Tableau9.1">
            <table:table-cell table:style-name="Tableau9.A17" office:value-type="string">
              <text:p text:style-name="P2">SUB R1, #5,R2</text:p>
            </table:table-cell>
            <table:table-cell table:style-name="Tableau9.B17" office:value-type="string">
              <text:p text:style-name="P1"/>
            </table:table-cell>
            <table:table-cell table:style-name="Tableau9.C17" office:value-type="string">
              <text:p text:style-name="P1" loext:marker-style-name="T5"><text:span text:style-name="T5">Si R2&gt;R1 se branche sur le label lblA</text:span><text:span text:style-name="T5"/></text:p>
            </table:table-cell>
          </table:table-row>
          <table:table-row table:style-name="Tableau9.1">
            <table:table-cell table:style-name="Tableau9.A18" office:value-type="string">
              <text:p text:style-name="P2">CMP R2, R1<text:line-break/>BGT lblA</text:p>
            </table:table-cell>
            <table:table-cell table:style-name="Tableau9.B18" office:value-type="string">
              <text:p text:style-name="P1"/>
            </table:table-cell>
            <table:table-cell table:style-name="Tableau9.C18" office:value-type="string">
              <text:p text:style-name="P1" loext:marker-style-name="T5"><text:span text:style-name="T5">Place la valeur 2 dans R1</text:span><text:span text:style-name="T5"/></text:p>
            </table:table-cell>
          </table:table-row>
        </table:table>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 Std" svg:font-family="'Courier Std'"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F" style:font-size-asian="11pt" style:language-asian="fr" style:country-asian="F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fr" fo:country="FR" style:letter-kerning="false" style:font-name-asian="F" style:font-size-asian="11pt" style:language-asian="fr" style:country-asian="FR"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fo:color="#000000" loext:opacity="100%" style:font-name="Calibri Light" fo:font-family="'Calibri Light'" style:font-family-generic="roman" style:font-pitch="variable" fo:font-size="12.5pt" style:font-name-asian="Times New Roman1" style:font-family-asian="'Times New Roman'" style:font-family-generic-asian="system" style:font-pitch-asian="variable" style:font-size-asian="12.5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List_20_Paragraph" style:next-style-name="Standard" loext:linked-style-name="Titre_20_1_20_Car" style:default-outline-level="1" style:list-style-name="" style:class="text">
      <style:text-properties fo:font-size="16pt" fo:font-weight="bold" style:font-size-asian="16pt" style:font-weight-asian="bold" style:font-size-complex="16pt"/>
    </style:style>
    <style:style style:name="Heading_20_2" style:display-name="Heading 2" style:family="paragraph" style:next-style-name="Standard" loext:linked-style-name="Titre_20_2_20_Car" style:default-outline-level="2" style:list-style-name="WWNum23" style:list-level="2" style:class="text">
      <style:paragraph-properties fo:margin-left="0cm" fo:margin-right="-0.03cm" fo:margin-top="0.212cm" fo:margin-bottom="0.212cm" style:contextual-spacing="false" fo:line-height="100%" fo:text-align="start" style:justify-single-word="false" fo:keep-together="always" fo:orphans="2" fo:widows="2" fo:text-indent="0cm" style:auto-text-indent="false" fo:keep-with-next="always" style:writing-mode="lr-tb"/>
      <style:text-properties fo:color="#000000" loext:opacity="100%" fo:font-size="14pt" style:text-underline-style="solid" style:text-underline-width="auto" style:text-underline-color="font-color"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loext:linked-style-name="Titre_20_3_20_Car" style:default-outline-level="3" style:list-style-name="WWNum4" style:list-level="3" style:class="text">
      <style:paragraph-properties fo:margin-left="1.752cm" fo:margin-right="0cm" fo:hyphenation-ladder-count="no-limit" fo:text-indent="-0.501cm" style:auto-text-indent="false"/>
      <style:text-properties style:use-window-font-color="true" loext:opacity="0%" style:font-name="Calibri" fo:font-family="Calibri" style:font-family-generic="roman" style:font-pitch="variable" fo:font-size="11pt" style:text-underline-style="solid" style:text-underline-width="auto" style:text-underline-color="font-color" fo:font-weight="bold" style:font-name-asian="F" style:font-family-generic-asian="system" style:font-pitch-asian="variable" style:font-size-asian="11pt" style:font-weight-asian="bold"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parent-style-name="Heading_20_3" style:next-style-name="Standard" loext:linked-style-name="Titre_20_4_20_Car" style:default-outline-level="4" style:class="text">
      <style:paragraph-properties fo:margin-left="2.501cm" fo:margin-right="0cm" fo:text-indent="-0.501cm" style:auto-text-indent="false">
        <style:tab-stops/>
      </style:paragraph-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353cm" fo:margin-bottom="0cm" style:contextual-spacing="false" fo:keep-together="always" fo:keep-with-next="always"/>
      <style:text-properties fo:color="#1f4d78" loext:opacity="100%" style:font-name-asian="F" style:font-family-generic-asian="system" style:font-pitch-asian="variable" style:font-name-complex="F" style:font-family-generic-complex="system" style:font-pitch-complex="variable"/>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Quote" style:family="paragraph" style:parent-style-name="Standard" style:next-style-name="Standard" loext:linked-style-name="Citation_20_Car">
      <style:text-properties style:font-name="Courier Std" fo:font-family="'Courier Std'" style:font-family-generic="roman" style:font-pitch="variable" fo:font-weight="bold" style:font-name-asian="Courier New1" style:font-family-asian="'Courier New'" style:font-family-generic-asian="system" style:font-pitch-asian="variable" style:font-weight-asian="bold"/>
    </style:style>
    <style:style style:name="COURS" style:family="paragraph" style:parent-style-name="Standard">
      <loext:graphic-properties draw:fill="solid" draw:fill-color="#e7e6e6"/>
      <style:paragraph-properties fo:background-color="#e7e6e6" fo:padding-left="0.141cm" fo:padding-right="0.141cm" fo:padding-top="0.035cm" fo:padding-bottom="0.035cm" fo:border="0.51pt solid #000000" style:shadow="none"/>
    </style:style>
    <style:style style:name="AFaire" style:family="paragraph" style:parent-style-name="List_20_Paragraph" style:list-style-name="WWNum1">
      <style:paragraph-properties fo:margin-top="0.212cm" fo:margin-bottom="0.212cm" style:contextual-spacing="true"/>
    </style:style>
    <style:style style:name="Header_20_and_20_Footer" style:display-name="Header and Footer" style:family="paragraph" style:parent-style-name="Standard" style:class="extra"/>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titretableau" style:family="paragraph" style:parent-style-name="Heading_20_3">
      <style:paragraph-properties fo:text-align="center" style:justify-single-word="false"/>
      <style:text-properties style:font-name="Arial" fo:font-family="Arial" style:font-family-generic="roman" style:font-pitch="variable" fo:font-size="13pt" fo:font-weight="normal" style:font-name-asian="Times New Roman1" style:font-family-asian="'Times New Roman'" style:font-family-generic-asian="system" style:font-pitch-asian="variable" style:font-size-asian="13pt" style:font-weight-asian="normal" style:font-name-complex="Times New Roman1" style:font-family-complex="'Times New Roman'" style:font-family-generic-complex="system" style:font-pitch-complex="variable" style:font-size-complex="10pt" style:font-weight-complex="bold"/>
    </style:style>
    <style:style style:name="Style_20_Encadrement_20__3a__20__28_Simple_20_Automatique_20__20_05_20_pt_20_Épaisseur_20_du_20_trai...1" style:display-name="Style Encadrement : (Simple Automatique  05 pt Épaisseur du trai...1" style:family="paragraph" style:parent-style-name="Standard" loext:linked-style-name="Style_20_Encadrement_20__3a__20__28_Simple_20_Automatique_20__20_05_20_pt_20_Épaisseur_20_du_20_trai...1_20_Car">
      <loext:graphic-properties draw:fill="solid" draw:fill-color="#e6e6e6"/>
      <style:paragraph-properties style:line-height-at-least="0.529cm" fo:background-color="#e6e6e6" fo:padding-left="0.141cm" fo:padding-right="0.141cm" fo:padding-top="0.035cm" fo:padding-bottom="0.035cm" fo:border="0.51pt solid #000000" style:shadow="none"/>
      <style:text-properties style:use-window-font-color="true" loext:opacity="0%" style:font-name="Verdana" fo:font-family="Verdana" style:font-family-generic="roman" style:font-pitch="variable" fo:font-size="8pt" style:font-name-asian="F" style:font-family-generic-asian="system" style:font-pitch-asian="variable" style:font-size-asian="8pt" style:font-name-complex="F" style:font-family-generic-complex="system" style:font-pitch-complex="variable"/>
    </style:style>
    <style:style style:name="Style1" style:family="paragraph" style:parent-style-name="Standard" style:list-style-name="WWNum2">
      <style:paragraph-properties fo:margin-left="1.259cm" fo:margin-right="0cm" fo:text-indent="-0.63cm" style:auto-text-indent="false"/>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style:text-properties style:use-window-font-color="true" loext:opacity="0%" style:font-name="Times New Roman" fo:font-family="'Times New Roman'" style:font-family-generic="roman" style:font-pitch="variable" fo:font-size="12pt" style:font-size-asian="12pt" style:font-size-complex="12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niv1" style:family="paragraph" style:parent-style-name="Standard">
      <style:paragraph-properties fo:margin-top="0.494cm" fo:margin-bottom="0.494cm" style:contextual-spacing="false" fo:hyphenation-ladder-count="no-limit"/>
      <style:text-properties style:use-window-font-color="true" loext:opacity="0%" style:font-name="Times New Roman" fo:font-family="'Times New Roman'" style:font-family-generic="roman" style:font-pitch="variable" fo:font-size="12pt" style:font-size-asian="12pt" style:language-asian="zh" style:country-asian="CN" style:font-size-complex="12pt"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Standard" style:next-style-name="Standard" style:auto-update="true" style:class="index">
      <style:paragraph-properties fo:margin-left="0.423cm" fo:margin-right="0cm" fo:text-indent="0cm" style:auto-text-indent="false">
        <style:tab-stops>
          <style:tab-stop style:position="18.985cm"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2pt" fo:font-weight="bold" style:letter-kerning="true" style:font-size-asian="12pt" style:font-weight-asian="bold" style:font-size-complex="12pt" style:font-weight-complex="bold"/>
    </style:style>
    <style:style style:name="question" style:family="paragraph" style:parent-style-name="Standard">
      <style:paragraph-properties fo:margin-top="0.212cm" fo:margin-bottom="0.212cm" style:contextual-spacing="false" fo:hyphenation-ladder-count="no-limit"/>
      <style:text-properties style:use-window-font-color="true" loext:opacity="0%" style:font-name="Calibri" fo:font-family="Calibri" style:font-family-generic="roman" style:font-pitch="variable" fo:font-size="12pt" fo:font-weight="bold" style:font-size-asian="12pt" style:language-asian="zh" style:country-asian="CN" style:font-weight-asian="bold" style:font-name-complex="Calibri1" style:font-family-complex="Calibri"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HTML_20_Preformatted" style:display-name="HTML Preformatted" style:family="paragraph" style:parent-style-name="Standard" loext:linked-style-name="Préformaté_20_HTML_20_C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exercice" style:family="paragraph" style:parent-style-name="Heading_20_1" style:next-style-name="Standard" style:list-style-name="WWNum23">
      <style:paragraph-properties fo:margin-left="3cm" fo:margin-right="0.501cm" fo:margin-top="0.212cm" fo:margin-bottom="0.212cm" style:contextual-spacing="true" fo:text-indent="0.25cm" style:auto-text-indent="false"/>
    </style:style>
    <style:style style:name="Title" style:family="paragraph" style:parent-style-name="Standard" style:next-style-name="Standard" loext:linked-style-name="Titre_20_Car" style:class="chapter">
      <style:paragraph-properties fo:margin-top="0cm" fo:margin-bottom="0cm" style:contextual-spacing="true"/>
      <style:text-properties style:use-window-font-color="true" loext:opacity="0%"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er" style:family="paragraph" style:parent-style-name="Header_20_and_20_Footer" style:class="extra"/>
    <style:style style:name="Default_20_Paragraph_20_Font" style:display-name="Default Paragraph Font" style:family="text"/>
    <style:style style:name="Titre_20_2_20_Car" style:display-name="Titre 2 Car" style:family="text">
      <style:text-properties fo:color="#000000" loext:opacity="100%" fo:font-size="14pt" style:text-underline-style="solid" style:text-underline-width="auto" style:text-underline-color="font-color"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Titre_20_1_20_Car" style:display-name="Titre 1 Car" style:family="text">
      <style:text-properties fo:color="#000000" loext:opacity="100%"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Citation_20_Car" style:display-name="Citation Car" style:family="text" style:parent-style-name="Default_20_Paragraph_20_Font" loext:linked-style-name="Quote">
      <style:text-properties fo:color="#000000" loext:opacity="100%" style:font-name="Courier Std" fo:font-family="'Courier Std'" style:font-family-generic="roman" style:font-pitch="variable" fo:font-size="12.5pt" fo:font-weight="bold" style:font-name-asian="Courier New1" style:font-family-asian="'Courier New'" style:font-family-generic-asian="system" style:font-pitch-asian="variable" style:font-size-asian="12.5pt" style:font-weight-asian="bold" style:font-name-complex="Times New Roman1" style:font-family-complex="'Times New Roman'" style:font-family-generic-complex="system" style:font-pitch-complex="variable"/>
    </style:style>
    <style:style style:name="Pied_20_de_20_page_20_Car" style:display-name="Pied de page Car" style:family="text" style:parent-style-name="Default_20_Paragraph_20_Font">
      <style:text-properties fo:color="#000000" loext:opacity="100%" style:font-name="Calibri Light" fo:font-family="'Calibri Light'" style:font-family-generic="roman" style:font-pitch="variable" fo:font-size="12.5pt" style:font-name-asian="Times New Roman1" style:font-family-asian="'Times New Roman'" style:font-family-generic-asian="system" style:font-pitch-asian="variable" style:font-size-asian="12.5pt" style:font-name-complex="Times New Roman1" style:font-family-complex="'Times New Roman'" style:font-family-generic-complex="system" style:font-pitch-complex="variable"/>
    </style:style>
    <style:style style:name="Titre_20_3_20_Car" style:display-name="Titre 3 Car" style:family="text" style:parent-style-name="Default_20_Paragraph_20_Font">
      <style:text-properties style:font-name="Calibri" fo:font-family="Calibri" style:font-family-generic="roman" style:font-pitch="variable" style:text-underline-style="solid" style:text-underline-width="auto" style:text-underline-color="font-color" fo:font-weight="bold" style:font-name-asian="F" style:font-family-generic-asian="system" style:font-pitch-asian="variable" style:font-weight-asian="bold" style:font-name-complex="Calibri1" style:font-family-complex="Calibri" style:font-family-generic-complex="system" style:font-pitch-complex="variable"/>
    </style:style>
    <style:style style:name="HTML_20_Definition" style:display-name="HTML Definition" style:family="text" style:parent-style-name="Default_20_Paragraph_20_Font">
      <style:text-properties fo:font-style="italic" fo:font-weight="bold" fo:background-color="#cccccc" style:font-style-asian="italic" style:font-weight-asian="bold" style:font-style-complex="italic" style:font-weight-complex="bold" loext:padding="0cm" loext:border="none" loext:shadow="none"/>
    </style:style>
    <style:style style:name="code" style:family="text" style:parent-style-name="Default_20_Paragraph_20_Font">
      <style:text-properties style:font-name="Courier New" fo:font-family="'Courier New'" style:font-family-generic="roman" style:font-pitch="variable" fo:font-size="11pt" fo:font-weight="bold" fo:background-color="#ffffff" style:font-size-asian="11pt" style:font-weight-asian="bold"/>
    </style:style>
    <style:style style:name="Style_20_Encadrement_20__3a__20__28_Simple_20_Automatique_20__20_05_20_pt_20_Épaisseur_20_du_20_trai...1_20_Car" style:display-name="Style Encadrement : (Simple Automatique  05 pt Épaisseur du trai...1 Car" style:family="text" style:parent-style-name="Default_20_Paragraph_20_Font" loext:linked-style-name="Style_20_Encadrement_20__3a__20__28_Simple_20_Automatique_20__20_05_20_pt_20_Épaisseur_20_du_20_trai...1">
      <style:text-properties style:font-name="Verdana" fo:font-family="Verdana" style:font-family-generic="roman" style:font-pitch="variable" fo:font-size="8pt" fo:background-color="#e6e6e6" style:font-size-asian="8pt"/>
    </style:style>
    <style:style style:name="Texte_20_de_20_bulles_20_Car" style:display-name="Texte de bulles Car" style:family="text" style:parent-style-name="Default_20_Paragraph_20_Font" loext:linked-style-name="Balloon_20_Text">
      <style:text-properties fo:color="#000000"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Note_20_de_20_bas_20_de_20_page_20_Car" style:display-name="Note de bas de page Car" style:family="text" style:parent-style-name="Default_20_Paragraph_20_Font">
      <style:text-properties fo:color="#000000" loext:opacity="100%" style:font-name="Calibri Light" fo:font-family="'Calibri Light'"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pple-converted-space" style:family="text" style:parent-style-name="Default_20_Paragraph_20_Font"/>
    <style:style style:name="Titre_20_4_20_Car" style:display-name="Titre 4 Car" style:family="text" style:parent-style-name="Default_20_Paragraph_20_Font">
      <style:text-properties style:font-name="Calibri" fo:font-family="Calibri" style:font-family-generic="roman" style:font-pitch="variable" style:text-underline-style="solid" style:text-underline-width="auto" style:text-underline-color="font-color" fo:font-weight="bold" style:font-name-asian="F" style:font-family-generic-asian="system" style:font-pitch-asian="variable" style:font-weight-asian="bold" style:font-name-complex="Calibri1" style:font-family-complex="Calibri" style:font-family-generic-complex="system" style:font-pitch-complex="variable"/>
    </style:style>
    <style:style style:name="Titre_20_5_20_Car" style:display-name="Titre 5 Car" style:family="text" style:parent-style-name="Default_20_Paragraph_20_Font">
      <style:text-properties fo:color="#1f4d78" loext:opacity="100%" style:font-name="Calibri Light" fo:font-family="'Calibri Light'" style:font-family-generic="roman" style:font-pitch="variable" fo:font-size="12.5pt" style:font-name-asian="F" style:font-family-generic-asian="system" style:font-pitch-asian="variable" style:font-size-asian="12.5pt" style:font-name-complex="F" style:font-family-generic-complex="system" style:font-pitch-complex="variable"/>
    </style:style>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808080" loext:opacity="100%" fo:background-color="#e6e6e6"/>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Label_20_1" style:display-name="ListLabel 1" style:family="text">
      <style:text-properties fo:color="#000000" loext:opacity="100%" fo:font-size="11pt" style:font-size-asian="11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color="#000000" loext:opacity="100%"/>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alibri" fo:font-family="Calibri" style:font-family-generic="roman" style:font-pitch="variable" style:text-underline-style="solid" style:text-underline-width="auto" style:text-underline-color="font-color" fo:font-weight="bold" style:font-weight-asian="bold"/>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Exercic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65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9"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0"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31"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32"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33"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34"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35"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6"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prefix="("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65" loext:num-list-format="%2%.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79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6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41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79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6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41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79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6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41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bullet text:level="2" text:style-name="ListLabel_20_119" loext:num-list-format="" style:num-suffix="" text:bullet-char="">
        <style:list-level-properties text:list-level-position-and-space-mode="label-alignment">
          <style:list-level-label-alignment text:label-followed-by="listtab" fo:text-indent="-0.635cm" fo:margin-left="3.041cm"/>
        </style:list-level-properties>
        <style:text-properties style:font-name="Symbol"/>
      </text:list-level-style-bullet>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fo:text-indent="-0.635cm" fo:margin-left="3.041cm"/>
        </style:list-level-properties>
        <style:text-properties style:font-name="Symbol"/>
      </text:list-level-style-bullet>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3.041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4.311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8.121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1.931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156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966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77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bullet text:level="2" text:style-name="ListLabel_20_164" loext:num-list-format="" style:num-suffix="" text:bullet-char="">
        <style:list-level-properties text:list-level-position-and-space-mode="label-alignment">
          <style:list-level-label-alignment text:label-followed-by="listtab" fo:text-indent="-0.635cm" fo:margin-left="3.041cm"/>
        </style:list-level-properties>
        <style:text-properties style:font-name="Symbol"/>
      </text:list-level-style-bullet>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73" loext:num-list-format="%2%.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Exercice n°%1%." style:num-prefix="Exercice n°"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82" loext:num-list-format="%2%.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91" loext:num-list-format="%2%.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Exercice %1%." style:num-prefix="Exercice " style:num-suffix="." style:num-format="1">
        <style:list-level-properties text:list-level-position-and-space-mode="label-alignment" fo:text-align="end">
          <style:list-level-label-alignment text:label-followed-by="listtab" fo:text-indent="-0.635cm" fo:margin-left="13.386cm"/>
        </style:list-level-properties>
      </text:list-level-style-number>
      <text:list-level-style-number text:level="2" text:style-name="ListLabel_20_200" loext:num-list-format="%2%.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9"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0"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11"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12"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13"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14"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15"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16"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1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8" style:family="table">
      <style:table-properties style:width="27.182cm" fo:margin-left="0.009cm" fo:margin-top="0cm" fo:margin-bottom="0cm" table:align="left" style:writing-mode="lr-tb"/>
    </style:style>
    <style:style style:name="Tableau8.A" style:family="table-column">
      <style:table-column-properties style:column-width="8.613cm"/>
    </style:style>
    <style:style style:name="Tableau8.B" style:family="table-column">
      <style:table-column-properties style:column-width="18.567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writing-mode="lr-tb"/>
    </style:style>
    <style:style style:name="MP1" style:family="paragraph">
      <loext:graphic-properties draw:fill="solid" draw:fill-color="#ffffff"/>
      <style:paragraph-properties fo:text-align="start"/>
      <style:text-properties fo:font-size="12.5pt"/>
    </style:style>
    <style:style style:name="MP2" style:family="paragraph" style:parent-style-name="Footer">
      <style:paragraph-properties fo:text-align="end" style:justify-single-word="false"/>
    </style:style>
    <style:style style:name="MP3" style:family="paragraph" style:parent-style-name="Standard">
      <style:paragraph-properties fo:margin-top="0cm" fo:margin-bottom="0cm" style:contextual-spacing="false" fo:text-align="start" style:justify-single-word="false" fo:orphans="2" fo:widows="2"/>
      <style:text-properties fo:language="fr" fo:country="FR" style:letter-kerning="false" style:language-asian="fr" style:country-asian="FR" style:font-size-complex="11pt" style:language-complex="ar" style:country-complex="SA"/>
    </style:style>
    <style:style style:name="MP4" style:family="paragraph">
      <style:paragraph-properties fo:text-align="start"/>
    </style:style>
    <style:style style:name="MP5" style:family="paragraph">
      <loext:graphic-properties draw:fill="solid" draw:fill-color="#ffffff"/>
      <style:paragraph-properties fo:text-align="start" style:writing-mode="lr-tb"/>
      <style:text-properties fo:font-size="12.5pt"/>
    </style:style>
    <style:style style:name="MT1" style:family="text">
      <style:text-properties fo:language="en" fo:country="US"/>
    </style:style>
    <style:style style:name="MT2" style:family="text">
      <style:text-properties style:font-name-asian="Arial1"/>
    </style:style>
    <style:style style:name="MT3" style:family="text">
      <style:text-properties officeooo:rsid="000a5d3e" style:font-name-asian="Arial1"/>
    </style:style>
    <style:style style:name="MT4" style:family="text">
      <style:text-properties style:text-position="super 58%" officeooo:rsid="000a5d3e" style:font-name-asian="Arial1"/>
    </style:style>
    <style:style style:name="MT5" style:family="text">
      <style:text-properties style:text-position="super 58%" style:font-name-asian="Arial1"/>
    </style:style>
    <style:style style:name="Mgr1" style:family="graphic">
      <style:graphic-properties style:writing-mode="lr-tb"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draw:fill="solid" draw:fill-color="#ffffff" draw:textarea-vertical-align="top" draw:auto-grow-height="false" fo:min-height="29.485cm" fo:min-width="20.519cm" fo:padding-top="0.127cm" fo:padding-bottom="0.127cm" fo:padding-left="0.254cm" fo:padding-right="0.254cm" fo:wrap-option="wrap" style:run-through="background"/>
    </style:style>
    <style:style style:name="Mgr3" style:family="graphic">
      <style:graphic-properties style:writing-mode="lr-tb"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true"/>
    </style:style>
    <style:style style:name="Mgr4" style:family="graphic">
      <style:graphic-properties draw:stroke="none" svg:stroke-width="0cm" draw:fill="solid" draw:fill-color="#ffffff" draw:textarea-horizontal-align="justify" draw:textarea-vertical-align="top" draw:auto-grow-height="false" draw:fit-to-size="false" style:shrink-to-fit="false" fo:min-height="29.485cm" fo:min-width="14.09cm" fo:padding-top="0.127cm" fo:padding-bottom="0.127cm" fo:padding-left="0.254cm" fo:padding-right="0.254cm" fo:wrap-option="wrap" style:writing-mode="lr-tb" style:run-through="background"/>
      <style:paragraph-properties style:writing-mode="lr-tb"/>
    </style:style>
    <style:page-layout style:name="Mpm1">
      <style:page-layout-properties fo:page-width="29.7cm" fo:page-height="21.001cm" style:num-format="1" style:print-orientation="landscape" fo:margin-top="0.556cm" fo:margin-bottom="0.542cm" fo:margin-left="1.27cm" fo:margin-right="1.27cm" style:writing-mode="lr-tb" style:layout-grid-color="#c0c0c0" style:layout-grid-lines="31" style:layout-grid-base-height="0.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14cm" fo:margin-left="0cm" fo:margin-right="0cm" fo:margin-bottom="0.614cm" style:dynamic-spacing="true"/>
      </style:header-style>
      <style:footer-style>
        <style:header-footer-properties fo:min-height="0.256cm" fo:margin-left="0cm" fo:margin-right="0cm" fo:margin-top="0.15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loext:marker-style-name="MT1"><draw:g text:anchor-type="char" draw:z-index="3" draw:name="Group 44331" draw:style-name="Mgr1"><draw:custom-shape draw:name="Shape 44788" draw:style-name="Mgr2" draw:text-style-name="MP1" svg:width="21.026cm" svg:height="29.738cm" svg:x="0cm" svg:y="0cm"><text:p/><draw:enhanced-geometry draw:mirror-horizontal="false" draw:mirror-vertical="false" drawooo:sub-view-size="7569200 10705502" draw:text-areas="?f15 ?f16 ?f17 ?f18" svg:viewBox="0 0 0 0" draw:type="ooxml-non-primitive" draw:enhanced-path="M 0 0 L 7569200 0 7569200 10705502 0 10705502 0 0 N"><draw:equation draw:name="f0" draw:formula="0*logwidth/7569200"/><draw:equation draw:name="f1" draw:formula="0*logheight/10705502"/><draw:equation draw:name="f2" draw:formula="757*logwidth/7569200"/><draw:equation draw:name="f3" draw:formula="0*logheight/10705502"/><draw:equation draw:name="f4" draw:formula="757*logwidth/7569200"/><draw:equation draw:name="f5" draw:formula="1071*logheight/10705502"/><draw:equation draw:name="f6" draw:formula="0*logwidth/7569200"/><draw:equation draw:name="f7" draw:formula="1071*logheight/10705502"/><draw:equation draw:name="f8" draw:formula="0*logwidth/7569200"/><draw:equation draw:name="f9" draw:formula="0*logheight/10705502"/><draw:equation draw:name="f10" draw:formula="0*60000/65536"/><draw:equation draw:name="f11" draw:formula="0*60000/65536"/><draw:equation draw:name="f12" draw:formula="0*60000/65536"/><draw:equation draw:name="f13" draw:formula="0*60000/65536"/><draw:equation draw:name="f14" draw:formula="0*60000/65536"/><draw:equation draw:name="f15" draw:formula="0*logwidth/7569200"/><draw:equation draw:name="f16" draw:formula="0*logheight/10705502"/><draw:equation draw:name="f17" draw:formula="7569200*logwidth/7569200"/><draw:equation draw:name="f18" draw:formula="10705502*logheight/10705502"/></draw:enhanced-geometry></draw:custom-shape></draw:g><text:span text:style-name="MT1"><text:tab/></text:span><text:span text:style-name="MT1"/></text:p>
      </style:header>
      <style:footer>
        <text:p text:style-name="MP2"><text:page-number text:select-page="current">4</text:page-number></text:p>
        <text:p text:style-name="Footer"/>
      </style:footer>
    </style:master-page>
    <style:master-page style:name="First_20_Page" style:display-name="First Page" style:page-layout-name="Mpm1" draw:style-name="Mdp1" style:next-style-name="Standard">
      <style:header>
        <table:table table:name="Tableau8" table:style-name="Tableau8">
          <table:table-column table:style-name="Tableau8.A"/>
          <table:table-column table:style-name="Tableau8.B"/>
          <table:table-row table:style-name="Tableau8.1">
            <table:table-cell table:style-name="Tableau8.A1" office:value-type="string">
              <text:p text:style-name="MP3" loext:marker-style-name="MT2"><draw:g text:anchor-type="char" draw:z-index="5" draw:name="Group 3" draw:style-name="Mgr3"><draw:custom-shape draw:name="Shape 44787" draw:style-name="Mgr4" draw:text-style-name="MP5" svg:width="14.597cm" svg:height="29.738cm" svg:x="5.341cm" svg:y="-0.573cm"><text:p text:style-name="MP4"/><draw:enhanced-geometry draw:mirror-horizontal="false" draw:mirror-vertical="false" drawooo:sub-view-size="7569200 10705502" draw:text-areas="?f15 ?f16 ?f17 ?f18" svg:viewBox="0 0 0 0" draw:type="ooxml-non-primitive" draw:enhanced-path="M 0 0 L 7569200 0 7569200 10705502 0 10705502 0 0 N"><draw:equation draw:name="f0" draw:formula="0*logwidth/7569200"/><draw:equation draw:name="f1" draw:formula="0*logheight/10705502"/><draw:equation draw:name="f2" draw:formula="757*logwidth/7569200"/><draw:equation draw:name="f3" draw:formula="0*logheight/10705502"/><draw:equation draw:name="f4" draw:formula="757*logwidth/7569200"/><draw:equation draw:name="f5" draw:formula="1071*logheight/10705502"/><draw:equation draw:name="f6" draw:formula="0*logwidth/7569200"/><draw:equation draw:name="f7" draw:formula="1071*logheight/10705502"/><draw:equation draw:name="f8" draw:formula="0*logwidth/7569200"/><draw:equation draw:name="f9" draw:formula="0*logheight/10705502"/><draw:equation draw:name="f10" draw:formula="0*60000/65536"/><draw:equation draw:name="f11" draw:formula="0*60000/65536"/><draw:equation draw:name="f12" draw:formula="0*60000/65536"/><draw:equation draw:name="f13" draw:formula="0*60000/65536"/><draw:equation draw:name="f14" draw:formula="0*60000/65536"/><draw:equation draw:name="f15" draw:formula="0*logwidth/7569200"/><draw:equation draw:name="f16" draw:formula="0*logheight/10705502"/><draw:equation draw:name="f17" draw:formula="7569200*logwidth/7569200"/><draw:equation draw:name="f18" draw:formula="10705502*logheight/10705502"/></draw:enhanced-geometry></draw:custom-shape></draw:g><text:span text:style-name="MT2">NSI </text:span><text:span text:style-name="MT3">1</text:span><text:span text:style-name="MT4">ère</text:span><text:span text:style-name="MT5"> </text:span></text:p>
            </table:table-cell>
            <table:table-cell table:style-name="Tableau8.A1" office:value-type="string">
              <text:p text:style-name="MP3">TP Assembleur</text:p>
            </table:table-cell>
          </table:table-row>
        </table:table>
        <text:p text:style-name="Standard"><draw:g text:anchor-type="char" draw:z-index="4" draw:name="Group 44177" draw:style-name="Mgr1"><draw:custom-shape draw:name="Shape 44787" draw:style-name="Mgr2" draw:text-style-name="MP1" svg:width="21.026cm" svg:height="29.738cm" svg:x="0cm" svg:y="0cm"><text:p/><draw:enhanced-geometry draw:mirror-horizontal="false" draw:mirror-vertical="false" drawooo:sub-view-size="7569200 10705502" draw:text-areas="?f15 ?f16 ?f17 ?f18" svg:viewBox="0 0 0 0" draw:type="ooxml-non-primitive" draw:enhanced-path="M 0 0 L 7569200 0 7569200 10705502 0 10705502 0 0 N"><draw:equation draw:name="f0" draw:formula="0*logwidth/7569200"/><draw:equation draw:name="f1" draw:formula="0*logheight/10705502"/><draw:equation draw:name="f2" draw:formula="757*logwidth/7569200"/><draw:equation draw:name="f3" draw:formula="0*logheight/10705502"/><draw:equation draw:name="f4" draw:formula="757*logwidth/7569200"/><draw:equation draw:name="f5" draw:formula="1071*logheight/10705502"/><draw:equation draw:name="f6" draw:formula="0*logwidth/7569200"/><draw:equation draw:name="f7" draw:formula="1071*logheight/10705502"/><draw:equation draw:name="f8" draw:formula="0*logwidth/7569200"/><draw:equation draw:name="f9" draw:formula="0*logheight/10705502"/><draw:equation draw:name="f10" draw:formula="0*60000/65536"/><draw:equation draw:name="f11" draw:formula="0*60000/65536"/><draw:equation draw:name="f12" draw:formula="0*60000/65536"/><draw:equation draw:name="f13" draw:formula="0*60000/65536"/><draw:equation draw:name="f14" draw:formula="0*60000/65536"/><draw:equation draw:name="f15" draw:formula="0*logwidth/7569200"/><draw:equation draw:name="f16" draw:formula="0*logheight/10705502"/><draw:equation draw:name="f17" draw:formula="7569200*logwidth/7569200"/><draw:equation draw:name="f18" draw:formula="10705502*logheight/10705502"/></draw:enhanced-geometry></draw:custom-shape></draw:g></text:p>
      </style:header>
      <style:footer>
        <text:p text:style-name="MP2"><text:page-number text:select-page="current">1</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 Friedelmeyer</meta:initial-creator>
    <meta:editing-cycles>6</meta:editing-cycles>
    <meta:print-date>2014-11-16T16:29:00</meta:print-date>
    <meta:creation-date>2019-09-19T13:29:00</meta:creation-date>
    <dc:date>2023-12-21T03:59:03.699000714</dc:date>
    <meta:editing-duration>PT1H56M46S</meta:editing-duration>
    <meta:generator>LibreOffice/7.5.9.2$Linux_X86_64 LibreOffice_project/50$Build-2</meta:generator>
    <meta:document-statistic meta:table-count="9" meta:image-count="0" meta:object-count="0" meta:page-count="4" meta:paragraph-count="198" meta:word-count="1505" meta:character-count="7893" meta:non-whitespace-character-count="6595"/>
    <meta:user-defined meta:name="AppVersion">16.0000</meta:user-defined>
    <meta:user-defined meta:name="Company">Hewlett-Packard</meta:user-defined>
    <meta:template xlink:type="simple" xlink:actuate="onRequest" xlink:title="modeleTP.dotx" xlink:href=""/>
  </office:meta>
</office:document-meta>
</file>